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8cm"/>
    </style:style>
    <style:style style:name="co4" style:family="table-column">
      <style:table-column-properties fo:break-before="auto" style:column-width="4.191cm"/>
    </style:style>
    <style:style style:name="co5" style:family="table-column">
      <style:table-column-properties fo:break-before="auto" style:column-width="3.503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1.593cm"/>
    </style:style>
    <style:style style:name="co8" style:family="table-column">
      <style:table-column-properties fo:break-before="auto" style:column-width="3.089cm"/>
    </style:style>
    <style:style style:name="co9" style:family="table-column">
      <style:table-column-properties fo:break-before="auto" style:column-width="2.538cm"/>
    </style:style>
    <style:style style:name="co10" style:family="table-column">
      <style:table-column-properties fo:break-before="auto" style:column-width="5.076cm"/>
    </style:style>
    <style:style style:name="co11" style:family="table-column">
      <style:table-column-properties fo:break-before="auto" style:column-width="4.82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196cm" fo:break-before="auto" style:use-optimal-row-height="false"/>
    </style:style>
    <style:style style:name="ro3" style:family="table-row">
      <style:table-row-properties style:row-height="0.235cm" fo:break-before="auto" style:use-optimal-row-height="fals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2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.706c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LOBA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%</text:p>
          </table:table-cell>
          <table:table-cell/>
          <table:table-cell>
            <draw:frame table:end-cell-address="GLOBAL.J25" table:end-x="0.093cm" table:end-y="0.221cm" draw:z-index="0" draw:style-name="gr1" draw:text-style-name="P1" svg:width="11.294cm" svg:height="9.614cm" svg:x="0.09cm" svg:y="0.081cm">
              <draw:object draw:notify-on-update-of-ranges="GLOBAL.A4:GLOBAL.A10 GLOBAL.B4:GLOBAL.B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Total of requests</text:p>
          </table:table-cell>
          <table:table-cell table:formula="of:=['Google Cloud Platform'.B3]+[OCCI.B3]+[OpenStack.B3]" office:value-type="float" office:value="1297">
            <text:p>1297</text:p>
          </table:table-cell>
          <table:table-cell table:number-columns-repeated="3"/>
        </table:table-row>
        <table:table-row table:style-name="ro1">
          <table:table-cell office:value-type="string">
            <text:p>GET</text:p>
          </table:table-cell>
          <table:table-cell table:formula="of:=['Google Cloud Platform'.B4]+[OCCI.B4]+[OpenStack.B4]" office:value-type="float" office:value="583">
            <text:p>583</text:p>
          </table:table-cell>
          <table:table-cell table:style-name="ce2" table:formula="of:=[.B4]/[.B3]" office:value-type="percentage" office:value="0.449498843484965">
            <text:p>44,95%</text:p>
          </table:table-cell>
          <table:table-cell table:number-columns-repeated="2"/>
        </table:table-row>
        <table:table-row table:style-name="ro1">
          <table:table-cell office:value-type="string">
            <text:p>PUT</text:p>
          </table:table-cell>
          <table:table-cell table:formula="of:=['Google Cloud Platform'.B5]+[OCCI.B5]+[OpenStack.B5]" office:value-type="float" office:value="120">
            <text:p>120</text:p>
          </table:table-cell>
          <table:table-cell table:style-name="ce2" table:formula="of:=[.B5]/[.B3]" office:value-type="percentage" office:value="0.0925212027756361">
            <text:p>9,25%</text:p>
          </table:table-cell>
          <table:table-cell table:number-columns-repeated="2"/>
        </table:table-row>
        <table:table-row table:style-name="ro1">
          <table:table-cell office:value-type="string">
            <text:p>DELETE</text:p>
          </table:table-cell>
          <table:table-cell table:formula="of:=['Google Cloud Platform'.B6]+[OCCI.B6]+[OpenStack.B6]" office:value-type="float" office:value="188">
            <text:p>188</text:p>
          </table:table-cell>
          <table:table-cell table:style-name="ce2" table:formula="of:=[.B6]/[.B3]" office:value-type="percentage" office:value="0.144949884348497">
            <text:p>14,49%</text:p>
          </table:table-cell>
          <table:table-cell table:number-columns-repeated="2"/>
        </table:table-row>
        <table:table-row table:style-name="ro1">
          <table:table-cell office:value-type="string">
            <text:p>PATCH</text:p>
          </table:table-cell>
          <table:table-cell table:formula="of:=['Google Cloud Platform'.B7]+[OpenStack.B7]" office:value-type="float" office:value="21">
            <text:p>21</text:p>
          </table:table-cell>
          <table:table-cell table:style-name="ce2" table:formula="of:=[.B7]/[.B3]" office:value-type="percentage" office:value="0.0161912104857363">
            <text:p>1,62%</text:p>
          </table:table-cell>
          <table:table-cell table:number-columns-repeated="2"/>
        </table:table-row>
        <table:table-row table:style-name="ro1">
          <table:table-cell office:value-type="string">
            <text:p>HEAD</text:p>
          </table:table-cell>
          <table:table-cell table:formula="of:=['Google Cloud Platform'.B8]+[OpenStack.B8]" office:value-type="float" office:value="2">
            <text:p>2</text:p>
          </table:table-cell>
          <table:table-cell table:style-name="ce2" table:formula="of:=[.B8]/[.B3]" office:value-type="percentage" office:value="0.0015420200462606">
            <text:p>0,15%</text:p>
          </table:table-cell>
          <table:table-cell table:number-columns-repeated="2"/>
        </table:table-row>
        <table:table-row table:style-name="ro1">
          <table:table-cell office:value-type="string">
            <text:p>POST</text:p>
          </table:table-cell>
          <table:table-cell table:formula="of:=['Google Cloud Platform'.B9]+[OCCI.B7]+[OpenStack.B9]" office:value-type="float" office:value="323">
            <text:p>323</text:p>
          </table:table-cell>
          <table:table-cell table:style-name="ce2" table:formula="of:=[.B9]/[.B3]" office:value-type="percentage" office:value="0.249036237471087">
            <text:p>24,90%</text:p>
          </table:table-cell>
          <table:table-cell table:number-columns-repeated="2"/>
        </table:table-row>
        <table:table-row table:style-name="ro1">
          <table:table-cell office:value-type="string">
            <text:p>POST action</text:p>
          </table:table-cell>
          <table:table-cell table:formula="of:=['Google Cloud Platform'.B10]+[OCCI.B8]+[OpenStack.B10]" office:value-type="float" office:value="60">
            <text:p>60</text:p>
          </table:table-cell>
          <table:table-cell table:style-name="ce2" table:formula="of:=[.B10]/[.B3]" office:value-type="percentage" office:value="0.046260601387818">
            <text:p>4,63%</text:p>
          </table:table-cell>
          <table:table-cell table:number-columns-repeated="2"/>
        </table:table-row>
        <table:table-row table:style-name="ro1">
          <table:table-cell office:value-type="string">
            <text:p>All POST requests</text:p>
          </table:table-cell>
          <table:table-cell table:formula="of:=[.B9]+[.B10]" office:value-type="float" office:value="383">
            <text:p>383</text:p>
          </table:table-cell>
          <table:table-cell table:style-name="ce2" table:formula="of:=[.B11]/[.B3]" office:value-type="percentage" office:value="0.295296838858905">
            <text:p>29,53%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Check</text:p>
          </table:table-cell>
          <table:table-cell table:formula="of:=[.B3]-SUM([.B4:.B10])" office:value-type="float" office:value="0">
            <text:p>0</text:p>
          </table:table-cell>
          <table:table-cell table:formula="of:=SUM([.C4:.C10])" office:value-type="percentage" office:value="1">
            <text:p>100,00%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Number of services</text:p>
          </table:table-cell>
          <table:table-cell table:formula="of:=['Google Cloud Platform'.B23]+[OCCI.B21]+[OpenStack.B23]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Average requests by services</text:p>
          </table:table-cell>
          <table:table-cell table:style-name="ce1" table:formula="of:=[.B3]/[.B20]" office:value-type="float" office:value="9.13380281690141">
            <text:p>9,1338028169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Terms</text:p>
          </table:table-cell>
          <table:table-cell table:formula="of:=['Google Cloud Platform'.B52]+[OCCI.B47]+[OpenStack.B145]" office:value-type="float" office:value="369">
            <text:p>369</text:p>
          </table:table-cell>
          <table:table-cell table:number-columns-repeated="3"/>
        </table:table-row>
        <table:table-row table:style-name="ro1">
          <table:table-cell office:value-type="string">
            <text:p>Nouns</text:p>
          </table:table-cell>
          <table:table-cell table:formula="of:=['Google Cloud Platform'.B53]+[OCCI.B48]+[OpenStack.B146]" office:value-type="float" office:value="247">
            <text:p>247</text:p>
          </table:table-cell>
          <table:table-cell table:style-name="ce2" table:formula="of:=[.B29]/[.B28]" office:value-type="percentage" office:value="0.669376693766938">
            <text:p>66,94%</text:p>
          </table:table-cell>
          <table:table-cell table:number-columns-repeated="2"/>
        </table:table-row>
        <table:table-row table:style-name="ro1">
          <table:table-cell office:value-type="string">
            <text:p>Verbs</text:p>
          </table:table-cell>
          <table:table-cell table:formula="of:=['Google Cloud Platform'.B54]+[OCCI.B49]+[OpenStack.B147]" office:value-type="float" office:value="122">
            <text:p>122</text:p>
          </table:table-cell>
          <table:table-cell table:style-name="ce2" table:formula="of:=[.B30]/[.B28]" office:value-type="percentage" office:value="0.330623306233062">
            <text:p>33,06%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1">
          <table:table-cell office:value-type="string">
            <text:p>Check</text:p>
          </table:table-cell>
          <table:table-cell table:formula="of:=[.B28]-[.B29]-[.B30]" office:value-type="float" office:value="0">
            <text:p>0</text:p>
          </table:table-cell>
          <table:table-cell table:formula="of:=[.C29]+[.C30]" office:value-type="percentage" office:value="1">
            <text:p>100,0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ower case</text:p>
          </table:table-cell>
          <table:table-cell table:formula="of:=['Google Cloud Platform'.B58]+[OCCI.B53]+[OpenStack.B151]" office:value-type="float" office:value="269">
            <text:p>269</text:p>
          </table:table-cell>
          <table:table-cell table:style-name="ce2" table:formula="of:=[.B34]/[.B28]" office:value-type="percentage" office:value="0.7289972899729">
            <text:p>72,90%</text:p>
          </table:table-cell>
          <table:table-cell table:number-columns-repeated="2"/>
        </table:table-row>
        <table:table-row table:style-name="ro1">
          <table:table-cell office:value-type="string">
            <text:p>Upper case</text:p>
          </table:table-cell>
          <table:table-cell table:formula="of:=['Google Cloud Platform'.B59]+[OCCI.B54]+[OpenStack.B152]" office:value-type="float" office:value="6">
            <text:p>6</text:p>
          </table:table-cell>
          <table:table-cell table:style-name="ce2" table:formula="of:=[.B35]/[.B28]" office:value-type="percentage" office:value="0.016260162601626">
            <text:p>1,63%</text:p>
          </table:table-cell>
          <table:table-cell table:number-columns-repeated="2"/>
        </table:table-row>
        <table:table-row table:style-name="ro1">
          <table:table-cell office:value-type="string">
            <text:p>Camel case</text:p>
          </table:table-cell>
          <table:table-cell table:formula="of:=['Google Cloud Platform'.B60]+[OCCI.B55]+[OpenStack.B153]" office:value-type="float" office:value="94">
            <text:p>94</text:p>
          </table:table-cell>
          <table:table-cell table:style-name="ce2" table:formula="of:=[.B36]/[.B28]" office:value-type="percentage" office:value="0.254742547425474">
            <text:p>25,47%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1">
          <table:table-cell office:value-type="string">
            <text:p>Check</text:p>
          </table:table-cell>
          <table:table-cell table:formula="of:=[.B28]-SUM([.B34:.B36])" office:value-type="float" office:value="0">
            <text:p>0</text:p>
          </table:table-cell>
          <table:table-cell table:style-name="ce2" table:formula="of:=SUM([.C34:.C36])" office:value-type="percentage" office:value="1">
            <text:p>100,00%</text:p>
          </table:table-cell>
          <table:table-cell table:number-columns-repeated="2"/>
        </table:table-row>
      </table:table>
      <table:table table:name="Google Cloud Platform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Number</text:p>
          </table:table-cell>
          <table:table-cell table:style-name="Default" office:value-type="string">
            <text:p>%</text:p>
          </table:table-cell>
          <table:table-cell/>
          <table:table-cell>
            <draw:frame table:end-cell-address="'Google Cloud Platform'.M21" table:end-x="0.158cm" table:end-y="0.422cm" draw:z-index="0" draw:style-name="gr1" draw:text-style-name="P1" svg:width="15.999cm" svg:height="8.396cm" svg:x="2.224cm" svg:y="0.04cm">
              <draw:object draw:notify-on-update-of-ranges="'Google Cloud Platform'.A4:'Google Cloud Platform'.A10 'Google Cloud Platform'.B4:'Google Cloud Platform'.B1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Total of requests</text:p>
          </table:table-cell>
          <table:table-cell office:value-type="float" office:value="505">
            <text:p>50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GET</text:p>
          </table:table-cell>
          <table:table-cell office:value-type="float" office:value="208">
            <text:p>208</text:p>
          </table:table-cell>
          <table:table-cell table:formula="of:=[.B4]/[.B3]" office:value-type="percentage" office:value="0.411881188118812">
            <text:p>41,19%</text:p>
          </table:table-cell>
          <table:table-cell table:number-columns-repeated="3"/>
        </table:table-row>
        <table:table-row table:style-name="ro1">
          <table:table-cell office:value-type="string">
            <text:p>PUT</text:p>
          </table:table-cell>
          <table:table-cell office:value-type="float" office:value="30">
            <text:p>30</text:p>
          </table:table-cell>
          <table:table-cell table:formula="of:=[.B5]/[.B3]" office:value-type="percentage" office:value="0.0594059405940594">
            <text:p>5,94%</text:p>
          </table:table-cell>
          <table:table-cell table:number-columns-repeated="3"/>
        </table:table-row>
        <table:table-row table:style-name="ro1">
          <table:table-cell office:value-type="string">
            <text:p>DELETE</text:p>
          </table:table-cell>
          <table:table-cell office:value-type="float" office:value="67">
            <text:p>67</text:p>
          </table:table-cell>
          <table:table-cell table:formula="of:=[.B6]/[.B3]" office:value-type="percentage" office:value="0.132673267326733">
            <text:p>13,27%</text:p>
          </table:table-cell>
          <table:table-cell table:number-columns-repeated="3"/>
        </table:table-row>
        <table:table-row table:style-name="ro1">
          <table:table-cell office:value-type="string">
            <text:p>PATCH</text:p>
          </table:table-cell>
          <table:table-cell office:value-type="float" office:value="19">
            <text:p>19</text:p>
          </table:table-cell>
          <table:table-cell table:formula="of:=[.B7]/[.B3]" office:value-type="percentage" office:value="0.0376237623762376">
            <text:p>3,76%</text:p>
          </table:table-cell>
          <table:table-cell table:number-columns-repeated="3"/>
        </table:table-row>
        <table:table-row table:style-name="ro1">
          <table:table-cell office:value-type="string">
            <text:p>HEAD</text:p>
          </table:table-cell>
          <table:table-cell office:value-type="float" office:value="0">
            <text:p>0</text:p>
          </table:table-cell>
          <table:table-cell table:formula="of:=[.B8]/[.B3]" office:value-type="percentage" office:value="0">
            <text:p>0,00%</text:p>
          </table:table-cell>
          <table:table-cell table:number-columns-repeated="3"/>
        </table:table-row>
        <table:table-row table:style-name="ro1">
          <table:table-cell office:value-type="string">
            <text:p>POST</text:p>
          </table:table-cell>
          <table:table-cell office:value-type="float" office:value="181">
            <text:p>181</text:p>
          </table:table-cell>
          <table:table-cell table:formula="of:=[.B9]/[.B3]" office:value-type="percentage" office:value="0.358415841584158">
            <text:p>35,84%</text:p>
          </table:table-cell>
          <table:table-cell table:number-columns-repeated="3"/>
        </table:table-row>
        <table:table-row table:style-name="ro1">
          <table:table-cell office:value-type="string">
            <text:p>POST action</text:p>
          </table:table-cell>
          <table:table-cell/>
          <table:table-cell table:formula="of:=[.B10]/[.B3]" office:value-type="percentage" office:value="0">
            <text:p>0,00%</text:p>
          </table:table-cell>
          <table:table-cell table:number-columns-repeated="3"/>
        </table:table-row>
        <table:table-row table:style-name="ro1">
          <table:table-cell office:value-type="string">
            <text:p>All POST requests</text:p>
          </table:table-cell>
          <table:table-cell office:value-type="float" office:value="181">
            <text:p>181</text:p>
          </table:table-cell>
          <table:table-cell table:formula="of:=[.B11]/[.B3]" office:value-type="percentage" office:value="0.358415841584158">
            <text:p>35,84%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Check</text:p>
          </table:table-cell>
          <table:table-cell table:formula="of:=[.B3]-SUM([.B4:.B10])" office:value-type="float" office:value="0">
            <text:p>0</text:p>
          </table:table-cell>
          <table:table-cell table:style-name="Default" table:formula="of:=SUM([.C4:.C10])" office:value-type="percentage" office:value="1">
            <text:p>100,00%</text:p>
          </table:table-cell>
          <table:table-cell table:number-columns-repeated="3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Number of services</text:p>
          </table:table-cell>
          <table:table-cell office:value-type="float" office:value="22">
            <text:p>22</text:p>
          </table:table-cell>
          <table:table-cell table:style-name="Default"/>
          <table:table-cell office:value-type="string">
            <text:p>cumul</text:p>
          </table:table-cell>
          <table:table-cell/>
          <table:table-cell>
            <draw:frame table:end-cell-address="'Google Cloud Platform'.M44" table:end-x="0.25cm" table:end-y="0.282cm" draw:z-index="1" draw:style-name="gr1" draw:text-style-name="P1" svg:width="15.988cm" svg:height="8.997cm" svg:x="0.069cm" svg:y="0.142cm">
              <draw:object draw:notify-on-update-of-ranges="'Google Cloud Platform'.A25:'Google Cloud Platform'.A46 'Google Cloud Platform'.B25:'Google Cloud Platform'.B4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compute</text:p>
          </table:table-cell>
          <table:table-cell office:value-type="float" office:value="198">
            <text:p>198</text:p>
          </table:table-cell>
          <table:table-cell table:formula="of:=[.B25]/[.B3]" office:value-type="percentage" office:value="0.392079207920792">
            <text:p>39,21%</text:p>
          </table:table-cell>
          <table:table-cell table:formula="of:=[.C25]" office:value-type="percentage" office:value="0.392079207920792">
            <text:p>39,21%</text:p>
          </table:table-cell>
          <table:table-cell table:number-columns-repeated="2"/>
        </table:table-row>
        <table:table-row table:style-name="ro1">
          <table:table-cell office:value-type="string">
            <text:p>sql</text:p>
          </table:table-cell>
          <table:table-cell office:value-type="float" office:value="38">
            <text:p>38</text:p>
          </table:table-cell>
          <table:table-cell table:formula="of:=[.B26]/[.B3]" office:value-type="percentage" office:value="0.0752475247524752">
            <text:p>7,52%</text:p>
          </table:table-cell>
          <table:table-cell table:formula="of:=[.D25]+[.C26]" office:value-type="percentage" office:value="0.467326732673267">
            <text:p>46,73%</text:p>
          </table:table-cell>
          <table:table-cell table:number-columns-repeated="2"/>
        </table:table-row>
        <table:table-row table:style-name="ro1">
          <table:table-cell office:value-type="string">
            <text:p>storage</text:p>
          </table:table-cell>
          <table:table-cell office:value-type="float" office:value="36">
            <text:p>36</text:p>
          </table:table-cell>
          <table:table-cell table:formula="of:=[.B27]/[.B3]" office:value-type="percentage" office:value="0.0712871287128713">
            <text:p>7,13%</text:p>
          </table:table-cell>
          <table:table-cell table:formula="of:=[.D26]+[.C27]" office:value-type="percentage" office:value="0.538613861386139">
            <text:p>53,86%</text:p>
          </table:table-cell>
          <table:table-cell table:number-columns-repeated="2"/>
        </table:table-row>
        <table:table-row table:style-name="ro1">
          <table:table-cell office:value-type="string">
            <text:p>resource-manager</text:p>
          </table:table-cell>
          <table:table-cell office:value-type="float" office:value="23">
            <text:p>23</text:p>
          </table:table-cell>
          <table:table-cell table:formula="of:=[.B28]/[.B3]" office:value-type="percentage" office:value="0.0455445544554455">
            <text:p>4,55%</text:p>
          </table:table-cell>
          <table:table-cell table:formula="of:=[.D27]+[.C28]" office:value-type="percentage" office:value="0.584158415841584">
            <text:p>58,42%</text:p>
          </table:table-cell>
          <table:table-cell table:number-columns-repeated="2"/>
        </table:table-row>
        <table:table-row table:style-name="ro1">
          <table:table-cell office:value-type="string">
            <text:p>bigquery</text:p>
          </table:table-cell>
          <table:table-cell office:value-type="float" office:value="22">
            <text:p>22</text:p>
          </table:table-cell>
          <table:table-cell table:formula="of:=[.B29]/[.B3]" office:value-type="percentage" office:value="0.0435643564356436">
            <text:p>4,36%</text:p>
          </table:table-cell>
          <table:table-cell table:formula="of:=[.D28]+[.C29]" office:value-type="percentage" office:value="0.627722772277228">
            <text:p>62,77%</text:p>
          </table:table-cell>
          <table:table-cell table:number-columns-repeated="2"/>
        </table:table-row>
        <table:table-row table:style-name="ro1">
          <table:table-cell office:value-type="string">
            <text:p>pubsub</text:p>
          </table:table-cell>
          <table:table-cell office:value-type="float" office:value="20">
            <text:p>20</text:p>
          </table:table-cell>
          <table:table-cell table:formula="of:=[.B30]/[.B3]" office:value-type="percentage" office:value="0.0396039603960396">
            <text:p>3,96%</text:p>
          </table:table-cell>
          <table:table-cell table:formula="of:=[.D29]+[.C30]" office:value-type="percentage" office:value="0.667326732673268">
            <text:p>66,73%</text:p>
          </table:table-cell>
          <table:table-cell table:number-columns-repeated="2"/>
        </table:table-row>
        <table:table-row table:style-name="ro1">
          <table:table-cell office:value-type="string">
            <text:p>access</text:p>
          </table:table-cell>
          <table:table-cell office:value-type="float" office:value="17">
            <text:p>17</text:p>
          </table:table-cell>
          <table:table-cell table:formula="of:=[.B31]/[.B3]" office:value-type="percentage" office:value="0.0336633663366337">
            <text:p>3,37%</text:p>
          </table:table-cell>
          <table:table-cell table:formula="of:=[.D30]+[.C31]" office:value-type="percentage" office:value="0.700990099009901">
            <text:p>70,10%</text:p>
          </table:table-cell>
          <table:table-cell table:number-columns-repeated="2"/>
        </table:table-row>
        <table:table-row table:style-name="ro1">
          <table:table-cell office:value-type="string">
            <text:p>monitoring</text:p>
          </table:table-cell>
          <table:table-cell office:value-type="float" office:value="15">
            <text:p>15</text:p>
          </table:table-cell>
          <table:table-cell table:formula="of:=[.B32]/[.B3]" office:value-type="percentage" office:value="0.0297029702970297">
            <text:p>2,97%</text:p>
          </table:table-cell>
          <table:table-cell table:formula="of:=[.D31]+[.C32]" office:value-type="percentage" office:value="0.730693069306931">
            <text:p>73,07%</text:p>
          </table:table-cell>
          <table:table-cell table:number-columns-repeated="2"/>
        </table:table-row>
        <table:table-row table:style-name="ro1">
          <table:table-cell office:value-type="string">
            <text:p>iam</text:p>
          </table:table-cell>
          <table:table-cell office:value-type="float" office:value="15">
            <text:p>15</text:p>
          </table:table-cell>
          <table:table-cell table:formula="of:=[.B33]/[.B3]" office:value-type="percentage" office:value="0.0297029702970297">
            <text:p>2,97%</text:p>
          </table:table-cell>
          <table:table-cell table:formula="of:=[.D32]+[.C33]" office:value-type="percentage" office:value="0.760396039603961">
            <text:p>76,04%</text:p>
          </table:table-cell>
          <table:table-cell table:number-columns-repeated="2"/>
        </table:table-row>
        <table:table-row table:style-name="ro1">
          <table:table-cell office:value-type="string">
            <text:p>deployment-manager</text:p>
          </table:table-cell>
          <table:table-cell office:value-type="float" office:value="15">
            <text:p>15</text:p>
          </table:table-cell>
          <table:table-cell table:formula="of:=[.B34]/[.B3]" office:value-type="percentage" office:value="0.0297029702970297">
            <text:p>2,97%</text:p>
          </table:table-cell>
          <table:table-cell table:formula="of:=[.D33]+[.C34]" office:value-type="percentage" office:value="0.79009900990099">
            <text:p>79,01%</text:p>
          </table:table-cell>
          <table:table-cell table:number-columns-repeated="2"/>
        </table:table-row>
        <table:table-row table:style-name="ro1">
          <table:table-cell office:value-type="string">
            <text:p>dataproc</text:p>
          </table:table-cell>
          <table:table-cell office:value-type="float" office:value="15">
            <text:p>15</text:p>
          </table:table-cell>
          <table:table-cell table:formula="of:=[.B35]/[.B3]" office:value-type="percentage" office:value="0.0297029702970297">
            <text:p>2,97%</text:p>
          </table:table-cell>
          <table:table-cell table:formula="of:=[.D34]+[.C35]" office:value-type="percentage" office:value="0.81980198019802">
            <text:p>81,98%</text:p>
          </table:table-cell>
          <table:table-cell table:number-columns-repeated="2"/>
        </table:table-row>
        <table:table-row table:style-name="ro1">
          <table:table-cell office:value-type="string">
            <text:p>logging</text:p>
          </table:table-cell>
          <table:table-cell office:value-type="float" office:value="14">
            <text:p>14</text:p>
          </table:table-cell>
          <table:table-cell table:formula="of:=[.B36]/[.B3]" office:value-type="percentage" office:value="0.0277227722772277">
            <text:p>2,77%</text:p>
          </table:table-cell>
          <table:table-cell table:formula="of:=[.D35]+[.C36]" office:value-type="percentage" office:value="0.847524752475248">
            <text:p>84,75%</text:p>
          </table:table-cell>
          <table:table-cell table:number-columns-repeated="2"/>
        </table:table-row>
        <table:table-row table:style-name="ro1">
          <table:table-cell office:value-type="string">
            <text:p>container-engine</text:p>
          </table:table-cell>
          <table:table-cell office:value-type="float" office:value="12">
            <text:p>12</text:p>
          </table:table-cell>
          <table:table-cell table:formula="of:=[.B37]/[.B3]" office:value-type="percentage" office:value="0.0237623762376238">
            <text:p>2,38%</text:p>
          </table:table-cell>
          <table:table-cell table:formula="of:=[.D36]+[.C37]" office:value-type="percentage" office:value="0.871287128712872">
            <text:p>87,13%</text:p>
          </table:table-cell>
          <table:table-cell table:number-columns-repeated="2"/>
        </table:table-row>
        <table:table-row table:style-name="ro1">
          <table:table-cell office:value-type="string">
            <text:p>transfer</text:p>
          </table:table-cell>
          <table:table-cell office:value-type="float" office:value="11">
            <text:p>11</text:p>
          </table:table-cell>
          <table:table-cell table:formula="of:=[.B38]/[.B3]" office:value-type="percentage" office:value="0.0217821782178218">
            <text:p>2,18%</text:p>
          </table:table-cell>
          <table:table-cell table:formula="of:=[.D37]+[.C38]" office:value-type="percentage" office:value="0.893069306930693">
            <text:p>89,31%</text:p>
          </table:table-cell>
          <table:table-cell table:number-columns-repeated="2"/>
        </table:table-row>
        <table:table-row table:style-name="ro1">
          <table:table-cell office:value-type="string">
            <text:p>instance-groups</text:p>
          </table:table-cell>
          <table:table-cell office:value-type="float" office:value="9">
            <text:p>9</text:p>
          </table:table-cell>
          <table:table-cell table:formula="of:=[.B39]/[.B3]" office:value-type="percentage" office:value="0.0178217821782178">
            <text:p>1,78%</text:p>
          </table:table-cell>
          <table:table-cell table:formula="of:=[.D38]+[.C39]" office:value-type="percentage" office:value="0.910891089108911">
            <text:p>91,09%</text:p>
          </table:table-cell>
          <table:table-cell table:number-columns-repeated="2"/>
        </table:table-row>
        <table:table-row table:style-name="ro1">
          <table:table-cell office:value-type="string">
            <text:p>dns</text:p>
          </table:table-cell>
          <table:table-cell office:value-type="float" office:value="9">
            <text:p>9</text:p>
          </table:table-cell>
          <table:table-cell table:formula="of:=[.B40]/[.B3]" office:value-type="percentage" office:value="0.0178217821782178">
            <text:p>1,78%</text:p>
          </table:table-cell>
          <table:table-cell table:formula="of:=[.D39]+[.C40]" office:value-type="percentage" office:value="0.928712871287129">
            <text:p>92,87%</text:p>
          </table:table-cell>
          <table:table-cell table:number-columns-repeated="2"/>
        </table:table-row>
        <table:table-row table:style-name="ro1">
          <table:table-cell office:value-type="string">
            <text:p>prediction</text:p>
          </table:table-cell>
          <table:table-cell office:value-type="float" office:value="8">
            <text:p>8</text:p>
          </table:table-cell>
          <table:table-cell table:formula="of:=[.B41]/[.B3]" office:value-type="percentage" office:value="0.0158415841584158">
            <text:p>1,58%</text:p>
          </table:table-cell>
          <table:table-cell table:formula="of:=[.D40]+[.C41]" office:value-type="percentage" office:value="0.944554455445545">
            <text:p>94,46%</text:p>
          </table:table-cell>
          <table:table-cell table:number-columns-repeated="2"/>
        </table:table-row>
        <table:table-row table:style-name="ro1">
          <table:table-cell office:value-type="string">
            <text:p>debugger</text:p>
          </table:table-cell>
          <table:table-cell office:value-type="float" office:value="8">
            <text:p>8</text:p>
          </table:table-cell>
          <table:table-cell table:formula="of:=[.B42]/[.B3]" office:value-type="percentage" office:value="0.0158415841584158">
            <text:p>1,58%</text:p>
          </table:table-cell>
          <table:table-cell table:formula="of:=[.D41]+[.C42]" office:value-type="percentage" office:value="0.960396039603961">
            <text:p>96,04%</text:p>
          </table:table-cell>
          <table:table-cell table:number-columns-repeated="2"/>
        </table:table-row>
        <table:table-row table:style-name="ro1">
          <table:table-cell office:value-type="string">
            <text:p>datastore</text:p>
          </table:table-cell>
          <table:table-cell office:value-type="float" office:value="6">
            <text:p>6</text:p>
          </table:table-cell>
          <table:table-cell table:formula="of:=[.B43]/[.B3]" office:value-type="percentage" office:value="0.0118811881188119">
            <text:p>1,19%</text:p>
          </table:table-cell>
          <table:table-cell table:formula="of:=[.D42]+[.C43]" office:value-type="percentage" office:value="0.972277227722773">
            <text:p>97,23%</text:p>
          </table:table-cell>
          <table:table-cell table:number-columns-repeated="2"/>
        </table:table-row>
        <table:table-row table:style-name="ro1">
          <table:table-cell office:value-type="string">
            <text:p>container-builder</text:p>
          </table:table-cell>
          <table:table-cell office:value-type="float" office:value="6">
            <text:p>6</text:p>
          </table:table-cell>
          <table:table-cell table:formula="of:=[.B44]/[.B3]" office:value-type="percentage" office:value="0.0118811881188119">
            <text:p>1,19%</text:p>
          </table:table-cell>
          <table:table-cell table:formula="of:=[.D43]+[.C44]" office:value-type="percentage" office:value="0.984158415841585">
            <text:p>98,42%</text:p>
          </table:table-cell>
          <table:table-cell table:number-columns-repeated="2"/>
        </table:table-row>
        <table:table-row table:style-name="ro1">
          <table:table-cell office:value-type="string">
            <text:p>error-reporting</text:p>
          </table:table-cell>
          <table:table-cell office:value-type="float" office:value="5">
            <text:p>5</text:p>
          </table:table-cell>
          <table:table-cell table:formula="of:=[.B45]/[.B3]" office:value-type="percentage" office:value="0.0099009900990099">
            <text:p>0,99%</text:p>
          </table:table-cell>
          <table:table-cell table:formula="of:=[.D44]+[.C45]" office:value-type="percentage" office:value="0.994059405940594">
            <text:p>99,41%</text:p>
          </table:table-cell>
          <table:table-cell table:number-columns-repeated="2"/>
        </table:table-row>
        <table:table-row table:style-name="ro1">
          <table:table-cell office:value-type="string">
            <text:p>trace</text:p>
          </table:table-cell>
          <table:table-cell office:value-type="float" office:value="3">
            <text:p>3</text:p>
          </table:table-cell>
          <table:table-cell table:formula="of:=[.B46]/[.B3]" office:value-type="percentage" office:value="0.00594059405940594">
            <text:p>0,59%</text:p>
          </table:table-cell>
          <table:table-cell table:formula="of:=[.D45]+[.C46]" office:value-type="percentage" office:value="1">
            <text:p>100,00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Check</text:p>
          </table:table-cell>
          <table:table-cell table:formula="of:=[.B3]-SUM([.B25:.B46])" office:value-type="float" office:value="0">
            <text:p>0</text:p>
          </table:table-cell>
          <table:table-cell table:style-name="Default" table:formula="of:=SUM([.C25:.C46])" office:value-type="percentage" office:value="1">
            <text:p>100,00%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Terms</text:p>
          </table:table-cell>
          <table:table-cell table:formula="of:=['GCP Terms'.A2]" office:value-type="float" office:value="185">
            <text:p>1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Nouns</text:p>
          </table:table-cell>
          <table:table-cell table:formula="of:=['GCP Terms'.C2]" office:value-type="float" office:value="93">
            <text:p>93</text:p>
          </table:table-cell>
          <table:table-cell table:formula="of:=[.B53]/[.B52]" office:value-type="percentage" office:value="0.502702702702703">
            <text:p>50,27%</text:p>
          </table:table-cell>
          <table:table-cell table:number-columns-repeated="3"/>
        </table:table-row>
        <table:table-row table:style-name="ro1">
          <table:table-cell office:value-type="string">
            <text:p>Verbs</text:p>
          </table:table-cell>
          <table:table-cell table:formula="of:=['GCP Terms'.D2]" office:value-type="float" office:value="92">
            <text:p>92</text:p>
          </table:table-cell>
          <table:table-cell table:formula="of:=[.B54]/[.B52]" office:value-type="percentage" office:value="0.497297297297297">
            <text:p>49,73%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Check</text:p>
          </table:table-cell>
          <table:table-cell table:formula="of:=[.B52]-[.B53]-[.B54]" office:value-type="float" office:value="0">
            <text:p>0</text:p>
          </table:table-cell>
          <table:table-cell table:style-name="Default" table:formula="of:=[.C53]+[.C54]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Lower case</text:p>
          </table:table-cell>
          <table:table-cell table:formula="of:=['GCP Terms'.E2]" office:value-type="float" office:value="92">
            <text:p>92</text:p>
          </table:table-cell>
          <table:table-cell table:formula="of:=[.B58]/[.B52]" office:value-type="percentage" office:value="0.497297297297297">
            <text:p>49,73%</text:p>
          </table:table-cell>
          <table:table-cell table:number-columns-repeated="3"/>
        </table:table-row>
        <table:table-row table:style-name="ro1">
          <table:table-cell office:value-type="string">
            <text:p>Upper case</text:p>
          </table:table-cell>
          <table:table-cell table:formula="of:=['GCP Terms'.F2]" office:value-type="float" office:value="0">
            <text:p>0</text:p>
          </table:table-cell>
          <table:table-cell table:formula="of:=[.B59]/[.B52]" office:value-type="percentage" office:value="0">
            <text:p>0,00%</text:p>
          </table:table-cell>
          <table:table-cell table:number-columns-repeated="3"/>
        </table:table-row>
        <table:table-row table:style-name="ro1">
          <table:table-cell office:value-type="string">
            <text:p>Camel case</text:p>
          </table:table-cell>
          <table:table-cell table:formula="of:=['GCP Terms'.G2]" office:value-type="float" office:value="93">
            <text:p>93</text:p>
          </table:table-cell>
          <table:table-cell table:formula="of:=[.B60]/[.B52]" office:value-type="percentage" office:value="0.502702702702703">
            <text:p>50,27%</text:p>
          </table:table-cell>
          <table:table-cell table:number-columns-repeated="3"/>
        </table:table-row>
        <table:table-row table:style-name="ro1">
          <table:table-cell office:value-type="string">
            <text:p>Should be Camel case</text:p>
          </table:table-cell>
          <table:table-cell table:formula="of:=['GCP Terms'.H2]" office:value-type="float" office:value="3.5">
            <text:p>3,5</text:p>
          </table:table-cell>
          <table:table-cell table:formula="of:=[.B61]/[.B52]" office:value-type="percentage" office:value="0.0189189189189189">
            <text:p>1,89%</text:p>
          </table:table-cell>
          <table:table-cell table:number-columns-repeated="3"/>
        </table:table-row>
      </table:table>
      <table:table table:name="GCP Terms" table:style-name="ta1" table:print="false"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Term</text:p>
          </table:table-cell>
          <table:table-cell office:value-type="string">
            <text:p>Occurences</text:p>
          </table:table-cell>
          <table:table-cell office:value-type="string">
            <text:p>Noun</text:p>
          </table:table-cell>
          <table:table-cell office:value-type="string">
            <text:p>Verb</text:p>
          </table:table-cell>
          <table:table-cell office:value-type="string">
            <text:p>Lower case</text:p>
          </table:table-cell>
          <table:table-cell office:value-type="string">
            <text:p>Upper case</text:p>
          </table:table-cell>
          <table:table-cell office:value-type="string">
            <text:p>Camel case</text:p>
          </table:table-cell>
          <table:table-cell office:value-type="string">
            <text:p>Should be camel case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/>
          <table:table-cell table:formula="of:=SUM([.C3:.C187])" office:value-type="float" office:value="93">
            <text:p>93</text:p>
          </table:table-cell>
          <table:table-cell table:formula="of:=SUM([.D3:.D187])" office:value-type="float" office:value="92">
            <text:p>92</text:p>
          </table:table-cell>
          <table:table-cell table:formula="of:=SUM([.E3:.E187])" office:value-type="float" office:value="92">
            <text:p>92</text:p>
          </table:table-cell>
          <table:table-cell table:formula="of:=SUM([.F3:.F187])" office:value-type="float" office:value="0">
            <text:p>0</text:p>
          </table:table-cell>
          <table:table-cell table:formula="of:=SUM([.G3:.G187])" office:value-type="float" office:value="93">
            <text:p>93</text:p>
          </table:table-cell>
          <table:table-cell table:formula="of:=SUM([.H3:.H187])" office:value-type="float" office:value="3.5">
            <text:p>3,5</text:p>
          </table:table-cell>
          <table:table-cell/>
        </table:table-row>
        <table:table-row table:style-name="ro1">
          <table:table-cell office:value-type="string">
            <text:p>projects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lobal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zones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stances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gions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operations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luster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ggregate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roups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atasets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erviceAccount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bscription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stanceGroupManager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ployment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c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argetPool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orwardingRule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user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opic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job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stanceGroup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ddress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abl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ollingUpdat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nagedZon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bugge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urlMap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rainedmodel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sk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ackendService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utoscaler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string">
            <text:p>Should 'autoscalers' be camel case ?</text:p>
          </table:table-cell>
        </table:table-row>
        <table:table-row table:style-name="ro1">
          <table:table-cell office:value-type="string">
            <text:p>testIamPermission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argetHttpsProxi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IamPoli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organization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mag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ttpsHealthCheck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httpHealthCheck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etIamPoli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irewall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faultObjectAc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atabas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ancel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reakpoin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vpnTunnel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argetVpnGateway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argetInstanc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argetHttpProxi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bnetwork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string">
            <text:p>Should 'subnetworks' be camel case ?</text:p>
          </table:table-cell>
        </table:table-row>
        <table:table-row table:style-name="ro1">
          <table:table-cell office:value-type="string">
            <text:p>sink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etric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bug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slCer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slCertifica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ou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odePool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network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etricDescripto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key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stanceTempla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uild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rac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top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napshot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onitoredResourceDescriptor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chineTyp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iskTyp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ontro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hang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ackupRun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upload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undelet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ransferJob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imeSeri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UrlM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Tar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ollback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sum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sourc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siz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queri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redict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us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anifes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ist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etHealt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ven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wri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watch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valida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ype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tier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ubm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torag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topReplic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artReplic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ar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ignBlo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UsageExportBuck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TargetPool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Ta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SslCertificat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Schedul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NamedPor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MachineTyp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Instance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DiskAutoDele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CommonInstance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erverconfig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rialPor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un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rset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write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store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star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setSslConfi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movePublicK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moveMemb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moveInstanc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moveInst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moveHealth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gist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ecreateInstanc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queryGrantableRo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ull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ublish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romoteReplic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roject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oveInst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oveDis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odifyPushConfi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odifyAckDeadl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ember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ookup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og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istManagedInstanc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istInstanc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inuxAccountViews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icense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stanceUpdates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sertA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mpor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hostedmodel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roupStats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oogleServiceAccounts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etPolicyDetail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lag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amily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ailo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xpor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iagnos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tachDis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preca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eleteInstanc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leteAccessConfi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ata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reateSnapsho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reateEphemer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opy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ompos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mm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ollectdTimeSeries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hannels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ancelPrevi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igquery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string">
            <text:p>Should 'biquery' be camel case ?</text:p>
          </table:table-cell>
        </table:table-row>
        <table:table-row table:style-name="ro1">
          <table:table-cell office:value-type="string">
            <text:p>beginTransac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uthorizedKeysView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ttachDis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nalyz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llocateI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ddPublicK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ddMemb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ddInstanc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ddInst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ddHealth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ddAccessConfi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cknowledg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bandonInstanc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</table:table>
      <table:table table:name="OCCI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  <table:table-cell>
            <draw:frame table:end-cell-address="OCCI.J21" table:end-x="1.942cm" table:end-y="0.382cm" draw:z-index="0" draw:style-name="gr2" draw:text-style-name="P1" svg:width="13.203cm" svg:height="8.429cm" svg:x="0.03cm" svg:y="0.161cm">
              <draw:object draw:notify-on-update-of-ranges="OCCI.A4:OCCI.A8 OCCI.B4:OCCI.B8" xlink:href="./Object 1" xlink:type="simple" xlink:show="embed" xlink:actuate="onLoad">
                <text:p text:style-name="P1">=</text:p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office:value-type="string">
            <text:p>Total of requests</text:p>
          </table:table-cell>
          <table:table-cell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GET</text:p>
          </table:table-cell>
          <table:table-cell office:value-type="float" office:value="45">
            <text:p>45</text:p>
          </table:table-cell>
          <table:table-cell table:style-name="ce2" table:formula="of:=[.B4]/[.B3]" office:value-type="percentage" office:value="0.220588235294118">
            <text:p>22,06%</text:p>
          </table:table-cell>
          <table:table-cell table:number-columns-repeated="2"/>
        </table:table-row>
        <table:table-row table:style-name="ro1">
          <table:table-cell office:value-type="string">
            <text:p>PUT</text:p>
          </table:table-cell>
          <table:table-cell office:value-type="float" office:value="33">
            <text:p>33</text:p>
          </table:table-cell>
          <table:table-cell table:style-name="ce2" table:formula="of:=[.B5]/[.B3]" office:value-type="percentage" office:value="0.161764705882353">
            <text:p>16,18%</text:p>
          </table:table-cell>
          <table:table-cell table:number-columns-repeated="2"/>
        </table:table-row>
        <table:table-row table:style-name="ro1">
          <table:table-cell office:value-type="string">
            <text:p>DELETE</text:p>
          </table:table-cell>
          <table:table-cell office:value-type="float" office:value="45">
            <text:p>45</text:p>
          </table:table-cell>
          <table:table-cell table:style-name="ce2" table:formula="of:=[.B6]/[.B3]" office:value-type="percentage" office:value="0.220588235294118">
            <text:p>22,06%</text:p>
          </table:table-cell>
          <table:table-cell table:number-columns-repeated="2"/>
        </table:table-row>
        <table:table-row table:style-name="ro1">
          <table:table-cell office:value-type="string">
            <text:p>POST</text:p>
          </table:table-cell>
          <table:table-cell table:formula="of:=[.B9]-[.B8]" office:value-type="float" office:value="45">
            <text:p>45</text:p>
          </table:table-cell>
          <table:table-cell table:style-name="ce2" table:formula="of:=[.B7]/[.B3]" office:value-type="percentage" office:value="0.220588235294118">
            <text:p>22,06%</text:p>
          </table:table-cell>
          <table:table-cell table:number-columns-repeated="2"/>
        </table:table-row>
        <table:table-row table:style-name="ro1">
          <table:table-cell office:value-type="string">
            <text:p>POST action</text:p>
          </table:table-cell>
          <table:table-cell office:value-type="float" office:value="36">
            <text:p>36</text:p>
          </table:table-cell>
          <table:table-cell table:style-name="ce2" table:formula="of:=[.B8]/[.B3]" office:value-type="percentage" office:value="0.176470588235294">
            <text:p>17,65%</text:p>
          </table:table-cell>
          <table:table-cell table:number-columns-repeated="2"/>
        </table:table-row>
        <table:table-row table:style-name="ro1">
          <table:table-cell office:value-type="string">
            <text:p>All POST requests</text:p>
          </table:table-cell>
          <table:table-cell office:value-type="float" office:value="81">
            <text:p>81</text:p>
          </table:table-cell>
          <table:table-cell table:style-name="ce2" table:formula="of:=[.B9]/[.B3]" office:value-type="percentage" office:value="0.397058823529412">
            <text:p>39,71%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Check</text:p>
          </table:table-cell>
          <table:table-cell table:formula="of:=[.B3]-[.B4]-[.B5]-[.B6]-[.B7]-[.B8]" office:value-type="float" office:value="0">
            <text:p>0</text:p>
          </table:table-cell>
          <table:table-cell table:formula="of:=SUM([.C4:.C8])" office:value-type="percentage" office:value="1">
            <text:p>100,00%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>
            <text:p>Number of service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umul</text:p>
          </table:table-cell>
          <table:table-cell/>
        </table:table-row>
        <table:table-row table:style-name="ro1">
          <table:table-cell office:value-type="string">
            <text:p>Infrastructure</text:p>
          </table:table-cell>
          <table:table-cell office:value-type="float" office:value="77">
            <text:p>77</text:p>
          </table:table-cell>
          <table:table-cell table:style-name="ce2" table:formula="of:=[.B23]/[.B3]" office:value-type="percentage" office:value="0.377450980392157">
            <text:p>37,75%</text:p>
          </table:table-cell>
          <table:table-cell table:formula="of:=[.C23]" office:value-type="percentage" office:value="0.377450980392157">
            <text:p>37,75%</text:p>
            <draw:frame table:end-cell-address="OCCI.K45" table:end-x="1.086cm" table:end-y="0.032cm" draw:z-index="1" draw:style-name="gr1" draw:text-style-name="P1" svg:width="14.657cm" svg:height="8.997cm" svg:x="2.236cm" svg:y="0.087cm">
              <draw:object draw:notify-on-update-of-ranges="OCCI.A23:OCCI.A27 OCCI.B23:OCCI.B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Platform</text:p>
          </table:table-cell>
          <table:table-cell office:value-type="float" office:value="45">
            <text:p>45</text:p>
          </table:table-cell>
          <table:table-cell table:style-name="ce2" table:formula="of:=[.B24]/[.B3]" office:value-type="percentage" office:value="0.220588235294118">
            <text:p>22,06%</text:p>
          </table:table-cell>
          <table:table-cell table:formula="of:=[.D23]+[.C24]" office:value-type="percentage" office:value="0.598039215686274">
            <text:p>59,80%</text:p>
          </table:table-cell>
          <table:table-cell/>
        </table:table-row>
        <table:table-row table:style-name="ro1">
          <table:table-cell office:value-type="string">
            <text:p>Service Level Agreements</text:p>
          </table:table-cell>
          <table:table-cell office:value-type="float" office:value="32">
            <text:p>32</text:p>
          </table:table-cell>
          <table:table-cell table:style-name="ce2" table:formula="of:=[.B25]/[.B3]" office:value-type="percentage" office:value="0.156862745098039">
            <text:p>15,69%</text:p>
          </table:table-cell>
          <table:table-cell table:formula="of:=[.D24]+[.C25]" office:value-type="percentage" office:value="0.754901960784314">
            <text:p>75,49%</text:p>
          </table:table-cell>
          <table:table-cell/>
        </table:table-row>
        <table:table-row table:style-name="ro1">
          <table:table-cell office:value-type="string">
            <text:p>Monitoring</text:p>
          </table:table-cell>
          <table:table-cell office:value-type="float" office:value="26">
            <text:p>26</text:p>
          </table:table-cell>
          <table:table-cell table:style-name="ce2" table:formula="of:=[.B26]/[.B3]" office:value-type="percentage" office:value="0.127450980392157">
            <text:p>12,75%</text:p>
          </table:table-cell>
          <table:table-cell table:formula="of:=[.D25]+[.C26]" office:value-type="percentage" office:value="0.882352941176471">
            <text:p>88,24%</text:p>
          </table:table-cell>
          <table:table-cell/>
        </table:table-row>
        <table:table-row table:style-name="ro1">
          <table:table-cell office:value-type="string">
            <text:p>Compute Resource Templates Profile</text:p>
          </table:table-cell>
          <table:table-cell office:value-type="float" office:value="24">
            <text:p>24</text:p>
          </table:table-cell>
          <table:table-cell table:style-name="ce2" table:formula="of:=[.B27]/[.B3]" office:value-type="percentage" office:value="0.117647058823529">
            <text:p>11,76%</text:p>
          </table:table-cell>
          <table:table-cell table:formula="of:=[.D26]+[.C27]" office:value-type="percentage" office:value="1">
            <text:p>100,00%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Check</text:p>
          </table:table-cell>
          <table:table-cell table:formula="of:=[.B3]-SUM([.B23:.B27])" office:value-type="float" office:value="0">
            <text:p>0</text:p>
          </table:table-cell>
          <table:table-cell table:style-name="ce2" table:formula="of:=SUM([.C23:.C27])" office:value-type="percentage" office:value="1">
            <text:p>100,00%</text:p>
          </table:table-cell>
          <table:table-cell table:number-columns-repeated="2"/>
        </table:table-row>
        <table:table-row table:style-name="ro1" table:number-rows-repeated="17">
          <table:table-cell table:number-columns-repeated="5"/>
        </table:table-row>
        <table:table-row table:style-name="ro1">
          <table:table-cell office:value-type="string">
            <text:p>Terms</text:p>
          </table:table-cell>
          <table:table-cell table:formula="of:=['OCCI Terms'.A2]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Nouns</text:p>
          </table:table-cell>
          <table:table-cell table:formula="of:=['OCCI Terms'.C2]" office:value-type="float" office:value="33">
            <text:p>33</text:p>
          </table:table-cell>
          <table:table-cell table:style-name="ce2" table:formula="of:=[.B48]/[.B47]" office:value-type="percentage" office:value="0.702127659574468">
            <text:p>70,21%</text:p>
          </table:table-cell>
          <table:table-cell table:number-columns-repeated="2"/>
        </table:table-row>
        <table:table-row table:style-name="ro1">
          <table:table-cell office:value-type="string">
            <text:p>Verbs</text:p>
          </table:table-cell>
          <table:table-cell table:formula="of:=['OCCI Terms'.D2]" office:value-type="float" office:value="14">
            <text:p>14</text:p>
          </table:table-cell>
          <table:table-cell table:style-name="ce2" table:formula="of:=[.B49]/[.B47]" office:value-type="percentage" office:value="0.297872340425532">
            <text:p>29,79%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Check</text:p>
          </table:table-cell>
          <table:table-cell table:formula="of:=[.B47]-[.B48]-[.B49]" office:value-type="float" office:value="0">
            <text:p>0</text:p>
          </table:table-cell>
          <table:table-cell table:formula="of:=[.C48]+[.C49]" office:value-type="percentage" office:value="1">
            <text:p>100,0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ower case</text:p>
          </table:table-cell>
          <table:table-cell office:value-type="float" office:value="47">
            <text:p>47</text:p>
          </table:table-cell>
          <table:table-cell table:style-name="ce2" table:formula="of:=[.B53]/[.B47]" office:value-type="percentage" office:value="1">
            <text:p>100,00%</text:p>
          </table:table-cell>
          <table:table-cell table:number-columns-repeated="2"/>
        </table:table-row>
        <table:table-row table:style-name="ro1">
          <table:table-cell office:value-type="string">
            <text:p>Upper case</text:p>
          </table:table-cell>
          <table:table-cell office:value-type="float" office:value="0">
            <text:p>0</text:p>
          </table:table-cell>
          <table:table-cell table:style-name="ce2" table:formula="of:=[.B54]/[.B47]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Camel case</text:p>
          </table:table-cell>
          <table:table-cell office:value-type="float" office:value="0">
            <text:p>0</text:p>
          </table:table-cell>
          <table:table-cell table:style-name="ce2" table:formula="of:=[.B55]/[.B47]" office:value-type="percentage" office:value="0">
            <text:p>0,00%</text:p>
          </table:table-cell>
          <table:table-cell table:number-columns-repeated="2"/>
        </table:table-row>
      </table:table>
      <table:table table:name="OCCI Term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erm</text:p>
          </table:table-cell>
          <table:table-cell office:value-type="string">
            <text:p>Occurences</text:p>
          </table:table-cell>
          <table:table-cell office:value-type="string">
            <text:p>Noun</text:p>
          </table:table-cell>
          <table:table-cell office:value-type="string">
            <text:p>Verb</text:p>
          </table:table-cell>
        </table:table-row>
        <table:table-row table:style-name="ro4">
          <table:table-cell office:value-type="float" office:value="47">
            <text:p>47</text:p>
          </table:table-cell>
          <table:table-cell/>
          <table:table-cell table:formula="of:=SUM([.C3:.C49])" office:value-type="float" office:value="33">
            <text:p>33</text:p>
          </table:table-cell>
          <table:table-cell table:formula="of:=SUM([.D3:.D49])" office:value-type="float" office:value="14">
            <text:p>14</text:p>
          </table:table-cell>
        </table:table-row>
        <table:table-row table:style-name="ro4">
          <table:table-cell office:value-type="string">
            <text:p>action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greement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orag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twork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mponent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pplication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oragelink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nso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tworkinterfac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mponentlink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llecto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greement_link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r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er_da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spend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sh_k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m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source_t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s_t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ublish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_t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tri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m_sm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m_medi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m_lar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di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ar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pnetworkinterfa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pnetwor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abaselin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abas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pp_t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greement_t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greement_ter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ggrega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minat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um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ar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jec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nlin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fflin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w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p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OpenStack" table:style-name="ta1" table:print="false">
        <table:table-column table:style-name="co10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>
            <text:p>Number</text:p>
          </table:table-cell>
          <table:table-cell table:style-name="Default" office:value-type="string">
            <text:p>%</text:p>
          </table:table-cell>
          <table:table-cell>
            <draw:frame table:end-cell-address="OpenStack.L23" table:end-x="0.177cm" table:end-y="0.204cm" draw:z-index="0" draw:style-name="gr1" draw:text-style-name="P1" svg:width="15.999cm" svg:height="8.999cm" svg:x="2.243cm" svg:y="0.062cm">
              <draw:object draw:notify-on-update-of-ranges="OpenStack.A4:OpenStack.A10 OpenStack.B4:OpenStack.B1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Total of requests</text:p>
          </table:table-cell>
          <table:table-cell office:value-type="float" office:value="588">
            <text:p>588</text:p>
          </table:table-cell>
          <table:table-cell table:style-name="Default"/>
          <table:table-cell/>
        </table:table-row>
        <table:table-row table:style-name="ro1">
          <table:table-cell office:value-type="string">
            <text:p>GET</text:p>
          </table:table-cell>
          <table:table-cell office:value-type="float" office:value="330">
            <text:p>330</text:p>
          </table:table-cell>
          <table:table-cell table:formula="of:=[.B4]/[.B3]" office:value-type="percentage" office:value="0.561224489795918">
            <text:p>56,12%</text:p>
          </table:table-cell>
          <table:table-cell/>
        </table:table-row>
        <table:table-row table:style-name="ro1">
          <table:table-cell office:value-type="string">
            <text:p>PUT</text:p>
          </table:table-cell>
          <table:table-cell office:value-type="float" office:value="57">
            <text:p>57</text:p>
          </table:table-cell>
          <table:table-cell table:formula="of:=[.B5]/[.B3]" office:value-type="percentage" office:value="0.0969387755102041">
            <text:p>9,69%</text:p>
          </table:table-cell>
          <table:table-cell/>
        </table:table-row>
        <table:table-row table:style-name="ro1">
          <table:table-cell office:value-type="string">
            <text:p>DELETE</text:p>
          </table:table-cell>
          <table:table-cell office:value-type="float" office:value="76">
            <text:p>76</text:p>
          </table:table-cell>
          <table:table-cell table:formula="of:=[.B6]/[.B3]" office:value-type="percentage" office:value="0.129251700680272">
            <text:p>12,93%</text:p>
          </table:table-cell>
          <table:table-cell/>
        </table:table-row>
        <table:table-row table:style-name="ro1">
          <table:table-cell office:value-type="string">
            <text:p>PATCH</text:p>
          </table:table-cell>
          <table:table-cell office:value-type="float" office:value="2">
            <text:p>2</text:p>
          </table:table-cell>
          <table:table-cell table:formula="of:=[.B7]/[.B3]" office:value-type="percentage" office:value="0.00340136054421769">
            <text:p>0,34%</text:p>
          </table:table-cell>
          <table:table-cell/>
        </table:table-row>
        <table:table-row table:style-name="ro1">
          <table:table-cell office:value-type="string">
            <text:p>HEAD</text:p>
          </table:table-cell>
          <table:table-cell office:value-type="float" office:value="2">
            <text:p>2</text:p>
          </table:table-cell>
          <table:table-cell table:formula="of:=[.B8]/[.B3]" office:value-type="percentage" office:value="0.00340136054421769">
            <text:p>0,34%</text:p>
          </table:table-cell>
          <table:table-cell/>
        </table:table-row>
        <table:table-row table:style-name="ro1">
          <table:table-cell office:value-type="string">
            <text:p>POST</text:p>
          </table:table-cell>
          <table:table-cell table:formula="of:=[.B11]-[.B10]" office:value-type="float" office:value="97">
            <text:p>97</text:p>
          </table:table-cell>
          <table:table-cell table:formula="of:=[.B9]/[.B3]" office:value-type="percentage" office:value="0.164965986394558">
            <text:p>16,50%</text:p>
          </table:table-cell>
          <table:table-cell/>
        </table:table-row>
        <table:table-row table:style-name="ro1">
          <table:table-cell office:value-type="string">
            <text:p>POST action</text:p>
          </table:table-cell>
          <table:table-cell office:value-type="float" office:value="24">
            <text:p>24</text:p>
          </table:table-cell>
          <table:table-cell table:formula="of:=[.B10]/[.B3]" office:value-type="percentage" office:value="0.0408163265306122">
            <text:p>4,08%</text:p>
          </table:table-cell>
          <table:table-cell/>
        </table:table-row>
        <table:table-row table:style-name="ro1">
          <table:table-cell office:value-type="string">
            <text:p>All POST requests</text:p>
          </table:table-cell>
          <table:table-cell office:value-type="float" office:value="121">
            <text:p>121</text:p>
          </table:table-cell>
          <table:table-cell table:formula="of:=[.B11]/[.B3]" office:value-type="percentage" office:value="0.20578231292517">
            <text:p>20,58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Check</text:p>
          </table:table-cell>
          <table:table-cell table:formula="of:=[.B3]-SUM([.B4:.B10])" office:value-type="float" office:value="0">
            <text:p>0</text:p>
          </table:table-cell>
          <table:table-cell table:style-name="Default" table:formula="of:=SUM([.C4:.C10])" office:value-type="percentage" office:value="1">
            <text:p>100,00%</text:p>
          </table:table-cell>
          <table:table-cell/>
        </table:table-row>
        <table:table-row table:style-name="ro1" table:number-rows-repeated="9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Number of services</text:p>
          </table:table-cell>
          <table:table-cell office:value-type="float" office:value="115">
            <text:p>115</text:p>
          </table:table-cell>
          <table:table-cell table:style-name="Default"/>
          <table:table-cell office:value-type="string">
            <text:p>cumul</text:p>
          </table:table-cell>
        </table:table-row>
        <table:table-row table:style-name="ro1">
          <table:table-cell table:number-columns-repeated="2"/>
          <table:table-cell table:style-name="Default"/>
          <table:table-cell>
            <draw:frame table:end-cell-address="OpenStack.P56" table:end-x="1.431cm" table:end-y="0.082cm" draw:z-index="1" draw:style-name="gr1" draw:text-style-name="P1" svg:width="26.32cm" svg:height="13.436cm" svg:x="2.209cm" svg:y="0.142cm">
              <draw:object draw:notify-on-update-of-ranges="OpenStack.A25:OpenStack.A139 OpenStack.B25:OpenStack.B13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orchestration-api</text:p>
          </table:table-cell>
          <table:table-cell office:value-type="float" office:value="39">
            <text:p>39</text:p>
          </table:table-cell>
          <table:table-cell table:formula="of:=[.B25]/[.B3]" office:value-type="percentage" office:value="0.0663265306122449">
            <text:p>6,63%</text:p>
          </table:table-cell>
          <table:table-cell table:formula="of:=[.C25]" office:value-type="percentage" office:value="0.0663265306122449">
            <text:p>6,63%</text:p>
          </table:table-cell>
        </table:table-row>
        <table:table-row table:style-name="ro1">
          <table:table-cell office:value-type="string">
            <text:p>os-compute-2</text:p>
          </table:table-cell>
          <table:table-cell office:value-type="float" office:value="33">
            <text:p>33</text:p>
          </table:table-cell>
          <table:table-cell table:formula="of:=[.B26]/[.B3]" office:value-type="percentage" office:value="0.0561224489795918">
            <text:p>5,61%</text:p>
          </table:table-cell>
          <table:table-cell table:formula="of:=[.D25]+[.C26]" office:value-type="percentage" office:value="0.122448979591837">
            <text:p>12,24%</text:p>
          </table:table-cell>
        </table:table-row>
        <table:table-row table:style-name="ro1">
          <table:table-cell office:value-type="string">
            <text:p>OS-KSADM-admin</text:p>
          </table:table-cell>
          <table:table-cell office:value-type="float" office:value="23">
            <text:p>23</text:p>
          </table:table-cell>
          <table:table-cell table:formula="of:=[.B27]/[.B3]" office:value-type="percentage" office:value="0.0391156462585034">
            <text:p>3,91%</text:p>
          </table:table-cell>
          <table:table-cell table:formula="of:=[.D26]+[.C27]" office:value-type="percentage" office:value="0.16156462585034">
            <text:p>16,16%</text:p>
          </table:table-cell>
        </table:table-row>
        <table:table-row table:style-name="ro1">
          <table:table-cell office:value-type="string">
            <text:p>volume-api-v2</text:p>
          </table:table-cell>
          <table:table-cell office:value-type="float" office:value="22">
            <text:p>22</text:p>
          </table:table-cell>
          <table:table-cell table:formula="of:=[.B28]/[.B3]" office:value-type="percentage" office:value="0.0374149659863946">
            <text:p>3,74%</text:p>
          </table:table-cell>
          <table:table-cell table:formula="of:=[.D27]+[.C28]" office:value-type="percentage" office:value="0.198979591836735">
            <text:p>19,90%</text:p>
          </table:table-cell>
        </table:table-row>
        <table:table-row table:style-name="ro1">
          <table:table-cell office:value-type="string">
            <text:p>os-lbaasv1.0-ext</text:p>
          </table:table-cell>
          <table:table-cell office:value-type="float" office:value="22">
            <text:p>22</text:p>
          </table:table-cell>
          <table:table-cell table:formula="of:=[.B29]/[.B3]" office:value-type="percentage" office:value="0.0374149659863946">
            <text:p>3,74%</text:p>
          </table:table-cell>
          <table:table-cell table:formula="of:=[.D28]+[.C29]" office:value-type="percentage" office:value="0.236394557823129">
            <text:p>23,64%</text:p>
          </table:table-cell>
        </table:table-row>
        <table:table-row table:style-name="ro1">
          <table:table-cell office:value-type="string">
            <text:p>volume-api-v1</text:p>
          </table:table-cell>
          <table:table-cell office:value-type="float" office:value="19">
            <text:p>19</text:p>
          </table:table-cell>
          <table:table-cell table:formula="of:=[.B30]/[.B3]" office:value-type="percentage" office:value="0.032312925170068">
            <text:p>3,23%</text:p>
          </table:table-cell>
          <table:table-cell table:formula="of:=[.D29]+[.C30]" office:value-type="percentage" office:value="0.268707482993197">
            <text:p>26,87%</text:p>
          </table:table-cell>
        </table:table-row>
        <table:table-row table:style-name="ro1">
          <table:table-cell office:value-type="string">
            <text:p>dbaas</text:p>
          </table:table-cell>
          <table:table-cell office:value-type="float" office:value="17">
            <text:p>17</text:p>
          </table:table-cell>
          <table:table-cell table:formula="of:=[.B31]/[.B3]" office:value-type="percentage" office:value="0.0289115646258503">
            <text:p>2,89%</text:p>
          </table:table-cell>
          <table:table-cell table:formula="of:=[.D30]+[.C31]" office:value-type="percentage" office:value="0.297619047619048">
            <text:p>29,76%</text:p>
          </table:table-cell>
        </table:table-row>
        <table:table-row table:style-name="ro1">
          <table:table-cell office:value-type="string">
            <text:p>identity-admin</text:p>
          </table:table-cell>
          <table:table-cell office:value-type="float" office:value="16">
            <text:p>16</text:p>
          </table:table-cell>
          <table:table-cell table:formula="of:=[.B32]/[.B3]" office:value-type="percentage" office:value="0.0272108843537415">
            <text:p>2,72%</text:p>
          </table:table-cell>
          <table:table-cell table:formula="of:=[.D31]+[.C32]" office:value-type="percentage" office:value="0.324829931972789">
            <text:p>32,48%</text:p>
          </table:table-cell>
        </table:table-row>
        <table:table-row table:style-name="ro1">
          <table:table-cell office:value-type="string">
            <text:p>os-image-v2</text:p>
          </table:table-cell>
          <table:table-cell office:value-type="float" office:value="15">
            <text:p>15</text:p>
          </table:table-cell>
          <table:table-cell table:formula="of:=[.B33]/[.B3]" office:value-type="percentage" office:value="0.0255102040816327">
            <text:p>2,55%</text:p>
          </table:table-cell>
          <table:table-cell table:formula="of:=[.D32]+[.C33]" office:value-type="percentage" office:value="0.350340136054422">
            <text:p>35,03%</text:p>
          </table:table-cell>
        </table:table-row>
        <table:table-row table:style-name="ro1">
          <table:table-cell office:value-type="string">
            <text:p>os-telemetry-api-2.0</text:p>
          </table:table-cell>
          <table:table-cell office:value-type="float" office:value="14">
            <text:p>14</text:p>
          </table:table-cell>
          <table:table-cell table:formula="of:=[.B34]/[.B3]" office:value-type="percentage" office:value="0.0238095238095238">
            <text:p>2,38%</text:p>
          </table:table-cell>
          <table:table-cell table:formula="of:=[.D33]+[.C34]" office:value-type="percentage" office:value="0.374149659863946">
            <text:p>37,41%</text:p>
          </table:table-cell>
        </table:table-row>
        <table:table-row table:style-name="ro1">
          <table:table-cell office:value-type="string">
            <text:p>os-volume</text:p>
          </table:table-cell>
          <table:table-cell office:value-type="float" office:value="12">
            <text:p>12</text:p>
          </table:table-cell>
          <table:table-cell table:formula="of:=[.B35]/[.B3]" office:value-type="percentage" office:value="0.0204081632653061">
            <text:p>2,04%</text:p>
          </table:table-cell>
          <table:table-cell table:formula="of:=[.D34]+[.C35]" office:value-type="percentage" office:value="0.394557823129252">
            <text:p>39,46%</text:p>
          </table:table-cell>
        </table:table-row>
        <table:table-row table:style-name="ro1">
          <table:table-cell office:value-type="string">
            <text:p>os-layer3-ext</text:p>
          </table:table-cell>
          <table:table-cell office:value-type="float" office:value="12">
            <text:p>12</text:p>
          </table:table-cell>
          <table:table-cell table:formula="of:=[.B36]/[.B3]" office:value-type="percentage" office:value="0.0204081632653061">
            <text:p>2,04%</text:p>
          </table:table-cell>
          <table:table-cell table:formula="of:=[.D35]+[.C36]" office:value-type="percentage" office:value="0.414965986394558">
            <text:p>41,50%</text:p>
          </table:table-cell>
        </table:table-row>
        <table:table-row table:style-name="ro1">
          <table:table-cell office:value-type="string">
            <text:p>OS-OAUTH1-v3</text:p>
          </table:table-cell>
          <table:table-cell office:value-type="float" office:value="12">
            <text:p>12</text:p>
          </table:table-cell>
          <table:table-cell table:formula="of:=[.B37]/[.B3]" office:value-type="percentage" office:value="0.0204081632653061">
            <text:p>2,04%</text:p>
          </table:table-cell>
          <table:table-cell table:formula="of:=[.D36]+[.C37]" office:value-type="percentage" office:value="0.435374149659864">
            <text:p>43,54%</text:p>
          </table:table-cell>
        </table:table-row>
        <table:table-row table:style-name="ro1">
          <table:table-cell office:value-type="string">
            <text:p>os-image-1.0</text:p>
          </table:table-cell>
          <table:table-cell office:value-type="float" office:value="11">
            <text:p>11</text:p>
          </table:table-cell>
          <table:table-cell table:formula="of:=[.B38]/[.B3]" office:value-type="percentage" office:value="0.0187074829931973">
            <text:p>1,87%</text:p>
          </table:table-cell>
          <table:table-cell table:formula="of:=[.D37]+[.C38]" office:value-type="percentage" office:value="0.454081632653061">
            <text:p>45,41%</text:p>
          </table:table-cell>
        </table:table-row>
        <table:table-row table:style-name="ro1">
          <table:table-cell office:value-type="string">
            <text:p>os-networks</text:p>
          </table:table-cell>
          <table:table-cell office:value-type="float" office:value="9">
            <text:p>9</text:p>
          </table:table-cell>
          <table:table-cell table:formula="of:=[.B39]/[.B3]" office:value-type="percentage" office:value="0.0153061224489796">
            <text:p>1,53%</text:p>
          </table:table-cell>
          <table:table-cell table:formula="of:=[.D38]+[.C39]" office:value-type="percentage" office:value="0.469387755102041">
            <text:p>46,94%</text:p>
          </table:table-cell>
        </table:table-row>
        <table:table-row table:style-name="ro1">
          <table:table-cell office:value-type="string">
            <text:p>OS-KSCATALOG-admin</text:p>
          </table:table-cell>
          <table:table-cell office:value-type="float" office:value="9">
            <text:p>9</text:p>
          </table:table-cell>
          <table:table-cell table:formula="of:=[.B40]/[.B3]" office:value-type="percentage" office:value="0.0153061224489796">
            <text:p>1,53%</text:p>
          </table:table-cell>
          <table:table-cell table:formula="of:=[.D39]+[.C40]" office:value-type="percentage" office:value="0.484693877551021">
            <text:p>48,47%</text:p>
          </table:table-cell>
        </table:table-row>
        <table:table-row table:style-name="ro1">
          <table:table-cell office:value-type="string">
            <text:p>security-groups</text:p>
          </table:table-cell>
          <table:table-cell office:value-type="float" office:value="8">
            <text:p>8</text:p>
          </table:table-cell>
          <table:table-cell table:formula="of:=[.B41]/[.B3]" office:value-type="percentage" office:value="0.0136054421768707">
            <text:p>1,36%</text:p>
          </table:table-cell>
          <table:table-cell table:formula="of:=[.D40]+[.C41]" office:value-type="percentage" office:value="0.498299319727891">
            <text:p>49,83%</text:p>
          </table:table-cell>
        </table:table-row>
        <table:table-row table:style-name="ro1">
          <table:table-cell office:value-type="string">
            <text:p>os-quota-sets</text:p>
          </table:table-cell>
          <table:table-cell office:value-type="float" office:value="8">
            <text:p>8</text:p>
          </table:table-cell>
          <table:table-cell table:formula="of:=[.B42]/[.B3]" office:value-type="percentage" office:value="0.0136054421768707">
            <text:p>1,36%</text:p>
          </table:table-cell>
          <table:table-cell table:formula="of:=[.D41]+[.C42]" office:value-type="percentage" office:value="0.511904761904762">
            <text:p>51,19%</text:p>
          </table:table-cell>
        </table:table-row>
        <table:table-row table:style-name="ro1">
          <table:table-cell office:value-type="string">
            <text:p>os-qos-v2</text:p>
          </table:table-cell>
          <table:table-cell office:value-type="float" office:value="8">
            <text:p>8</text:p>
          </table:table-cell>
          <table:table-cell table:formula="of:=[.B43]/[.B3]" office:value-type="percentage" office:value="0.0136054421768707">
            <text:p>1,36%</text:p>
          </table:table-cell>
          <table:table-cell table:formula="of:=[.D42]+[.C43]" office:value-type="percentage" office:value="0.525510204081633">
            <text:p>52,55%</text:p>
          </table:table-cell>
        </table:table-row>
        <table:table-row table:style-name="ro1">
          <table:table-cell office:value-type="string">
            <text:p>metering-labels</text:p>
          </table:table-cell>
          <table:table-cell office:value-type="float" office:value="8">
            <text:p>8</text:p>
          </table:table-cell>
          <table:table-cell table:formula="of:=[.B44]/[.B3]" office:value-type="percentage" office:value="0.0136054421768707">
            <text:p>1,36%</text:p>
          </table:table-cell>
          <table:table-cell table:formula="of:=[.D43]+[.C44]" office:value-type="percentage" office:value="0.539115646258504">
            <text:p>53,91%</text:p>
          </table:table-cell>
        </table:table-row>
        <table:table-row table:style-name="ro1">
          <table:table-cell office:value-type="string">
            <text:p>os-floating-ip-dns</text:p>
          </table:table-cell>
          <table:table-cell office:value-type="float" office:value="7">
            <text:p>7</text:p>
          </table:table-cell>
          <table:table-cell table:formula="of:=[.B45]/[.B3]" office:value-type="percentage" office:value="0.0119047619047619">
            <text:p>1,19%</text:p>
          </table:table-cell>
          <table:table-cell table:formula="of:=[.D44]+[.C45]" office:value-type="percentage" office:value="0.551020408163265">
            <text:p>55,10%</text:p>
          </table:table-cell>
        </table:table-row>
        <table:table-row table:style-name="ro1">
          <table:table-cell office:value-type="string">
            <text:p>os-disk-config</text:p>
          </table:table-cell>
          <table:table-cell office:value-type="float" office:value="7">
            <text:p>7</text:p>
          </table:table-cell>
          <table:table-cell table:formula="of:=[.B46]/[.B3]" office:value-type="percentage" office:value="0.0119047619047619">
            <text:p>1,19%</text:p>
          </table:table-cell>
          <table:table-cell table:formula="of:=[.D45]+[.C46]" office:value-type="percentage" office:value="0.562925170068027">
            <text:p>56,29%</text:p>
          </table:table-cell>
        </table:table-row>
        <table:table-row table:style-name="ro1">
          <table:table-cell office:value-type="string">
            <text:p>os-quota-sets-v2.1</text:p>
          </table:table-cell>
          <table:table-cell office:value-type="float" office:value="6">
            <text:p>6</text:p>
          </table:table-cell>
          <table:table-cell table:formula="of:=[.B47]/[.B3]" office:value-type="percentage" office:value="0.0102040816326531">
            <text:p>1,02%</text:p>
          </table:table-cell>
          <table:table-cell table:formula="of:=[.D46]+[.C47]" office:value-type="percentage" office:value="0.57312925170068">
            <text:p>57,31%</text:p>
          </table:table-cell>
        </table:table-row>
        <table:table-row table:style-name="ro1">
          <table:table-cell office:value-type="string">
            <text:p>os-hypervisors-v2.1</text:p>
          </table:table-cell>
          <table:table-cell office:value-type="float" office:value="6">
            <text:p>6</text:p>
          </table:table-cell>
          <table:table-cell table:formula="of:=[.B48]/[.B3]" office:value-type="percentage" office:value="0.0102040816326531">
            <text:p>1,02%</text:p>
          </table:table-cell>
          <table:table-cell table:formula="of:=[.D47]+[.C48]" office:value-type="percentage" office:value="0.583333333333333">
            <text:p>58,33%</text:p>
          </table:table-cell>
        </table:table-row>
        <table:table-row table:style-name="ro1">
          <table:table-cell office:value-type="string">
            <text:p>os-hosts-v2.1</text:p>
          </table:table-cell>
          <table:table-cell office:value-type="float" office:value="6">
            <text:p>6</text:p>
          </table:table-cell>
          <table:table-cell table:formula="of:=[.B49]/[.B3]" office:value-type="percentage" office:value="0.0102040816326531">
            <text:p>1,02%</text:p>
          </table:table-cell>
          <table:table-cell table:formula="of:=[.D48]+[.C49]" office:value-type="percentage" office:value="0.593537414965986">
            <text:p>59,35%</text:p>
          </table:table-cell>
        </table:table-row>
        <table:table-row table:style-name="ro1">
          <table:table-cell office:value-type="string">
            <text:p>os-hosts</text:p>
          </table:table-cell>
          <table:table-cell office:value-type="float" office:value="6">
            <text:p>6</text:p>
          </table:table-cell>
          <table:table-cell table:formula="of:=[.B50]/[.B3]" office:value-type="percentage" office:value="0.0102040816326531">
            <text:p>1,02%</text:p>
          </table:table-cell>
          <table:table-cell table:formula="of:=[.D49]+[.C50]" office:value-type="percentage" office:value="0.60374149659864">
            <text:p>60,37%</text:p>
          </table:table-cell>
        </table:table-row>
        <table:table-row table:style-name="ro1">
          <table:table-cell office:value-type="string">
            <text:p>os-flavor-access</text:p>
          </table:table-cell>
          <table:table-cell office:value-type="float" office:value="6">
            <text:p>6</text:p>
          </table:table-cell>
          <table:table-cell table:formula="of:=[.B51]/[.B3]" office:value-type="percentage" office:value="0.0102040816326531">
            <text:p>1,02%</text:p>
          </table:table-cell>
          <table:table-cell table:formula="of:=[.D50]+[.C51]" office:value-type="percentage" office:value="0.613945578231293">
            <text:p>61,39%</text:p>
          </table:table-cell>
        </table:table-row>
        <table:table-row table:style-name="ro1">
          <table:table-cell office:value-type="string">
            <text:p>os-aggregates</text:p>
          </table:table-cell>
          <table:table-cell office:value-type="float" office:value="6">
            <text:p>6</text:p>
          </table:table-cell>
          <table:table-cell table:formula="of:=[.B52]/[.B3]" office:value-type="percentage" office:value="0.0102040816326531">
            <text:p>1,02%</text:p>
          </table:table-cell>
          <table:table-cell table:formula="of:=[.D51]+[.C52]" office:value-type="percentage" office:value="0.624149659863946">
            <text:p>62,41%</text:p>
          </table:table-cell>
        </table:table-row>
        <table:table-row table:style-name="ro1">
          <table:table-cell office:value-type="string">
            <text:p>identity</text:p>
          </table:table-cell>
          <table:table-cell office:value-type="float" office:value="6">
            <text:p>6</text:p>
          </table:table-cell>
          <table:table-cell table:formula="of:=[.B53]/[.B3]" office:value-type="percentage" office:value="0.0102040816326531">
            <text:p>1,02%</text:p>
          </table:table-cell>
          <table:table-cell table:formula="of:=[.D52]+[.C53]" office:value-type="percentage" office:value="0.634353741496599">
            <text:p>63,44%</text:p>
          </table:table-cell>
        </table:table-row>
        <table:table-row table:style-name="ro1">
          <table:table-cell office:value-type="string">
            <text:p>OS-KSS3-admin</text:p>
          </table:table-cell>
          <table:table-cell office:value-type="float" office:value="6">
            <text:p>6</text:p>
          </table:table-cell>
          <table:table-cell table:formula="of:=[.B54]/[.B3]" office:value-type="percentage" office:value="0.0102040816326531">
            <text:p>1,02%</text:p>
          </table:table-cell>
          <table:table-cell table:formula="of:=[.D53]+[.C54]" office:value-type="percentage" office:value="0.644557823129252">
            <text:p>64,46%</text:p>
          </table:table-cell>
        </table:table-row>
        <table:table-row table:style-name="ro1">
          <table:table-cell office:value-type="string">
            <text:p>OS-KSEC2-admin</text:p>
          </table:table-cell>
          <table:table-cell office:value-type="float" office:value="6">
            <text:p>6</text:p>
          </table:table-cell>
          <table:table-cell table:formula="of:=[.B55]/[.B3]" office:value-type="percentage" office:value="0.0102040816326531">
            <text:p>1,02%</text:p>
          </table:table-cell>
          <table:table-cell table:formula="of:=[.D54]+[.C55]" office:value-type="percentage" office:value="0.654761904761905">
            <text:p>65,48%</text:p>
          </table:table-cell>
        </table:table-row>
        <table:table-row table:style-name="ro1">
          <table:table-cell office:value-type="string">
            <text:p>os-subnets</text:p>
          </table:table-cell>
          <table:table-cell office:value-type="float" office:value="5">
            <text:p>5</text:p>
          </table:table-cell>
          <table:table-cell table:formula="of:=[.B56]/[.B3]" office:value-type="percentage" office:value="0.00850340136054422">
            <text:p>0,85%</text:p>
          </table:table-cell>
          <table:table-cell table:formula="of:=[.D55]+[.C56]" office:value-type="percentage" office:value="0.663265306122449">
            <text:p>66,33%</text:p>
          </table:table-cell>
        </table:table-row>
        <table:table-row table:style-name="ro1">
          <table:table-cell office:value-type="string">
            <text:p>os-services</text:p>
          </table:table-cell>
          <table:table-cell office:value-type="float" office:value="5">
            <text:p>5</text:p>
          </table:table-cell>
          <table:table-cell table:formula="of:=[.B57]/[.B3]" office:value-type="percentage" office:value="0.00850340136054422">
            <text:p>0,85%</text:p>
          </table:table-cell>
          <table:table-cell table:formula="of:=[.D56]+[.C57]" office:value-type="percentage" office:value="0.671768707482993">
            <text:p>67,18%</text:p>
          </table:table-cell>
        </table:table-row>
        <table:table-row table:style-name="ro1">
          <table:table-cell office:value-type="string">
            <text:p>os-security-groups</text:p>
          </table:table-cell>
          <table:table-cell office:value-type="float" office:value="5">
            <text:p>5</text:p>
          </table:table-cell>
          <table:table-cell table:formula="of:=[.B58]/[.B3]" office:value-type="percentage" office:value="0.00850340136054422">
            <text:p>0,85%</text:p>
          </table:table-cell>
          <table:table-cell table:formula="of:=[.D57]+[.C58]" office:value-type="percentage" office:value="0.680272108843537">
            <text:p>68,03%</text:p>
          </table:table-cell>
        </table:table-row>
        <table:table-row table:style-name="ro1">
          <table:table-cell office:value-type="string">
            <text:p>os-ports</text:p>
          </table:table-cell>
          <table:table-cell office:value-type="float" office:value="5">
            <text:p>5</text:p>
          </table:table-cell>
          <table:table-cell table:formula="of:=[.B59]/[.B3]" office:value-type="percentage" office:value="0.00850340136054422">
            <text:p>0,85%</text:p>
          </table:table-cell>
          <table:table-cell table:formula="of:=[.D58]+[.C59]" office:value-type="percentage" office:value="0.688775510204082">
            <text:p>68,88%</text:p>
          </table:table-cell>
        </table:table-row>
        <table:table-row table:style-name="ro1">
          <table:table-cell office:value-type="string">
            <text:p>os-networks-provider-ext</text:p>
          </table:table-cell>
          <table:table-cell office:value-type="float" office:value="5">
            <text:p>5</text:p>
          </table:table-cell>
          <table:table-cell table:formula="of:=[.B60]/[.B3]" office:value-type="percentage" office:value="0.00850340136054422">
            <text:p>0,85%</text:p>
          </table:table-cell>
          <table:table-cell table:formula="of:=[.D59]+[.C60]" office:value-type="percentage" office:value="0.697278911564626">
            <text:p>69,73%</text:p>
          </table:table-cell>
        </table:table-row>
        <table:table-row table:style-name="ro1">
          <table:table-cell office:value-type="string">
            <text:p>os-hypervisors</text:p>
          </table:table-cell>
          <table:table-cell office:value-type="float" office:value="5">
            <text:p>5</text:p>
          </table:table-cell>
          <table:table-cell table:formula="of:=[.B61]/[.B3]" office:value-type="percentage" office:value="0.00850340136054422">
            <text:p>0,85%</text:p>
          </table:table-cell>
          <table:table-cell table:formula="of:=[.D60]+[.C61]" office:value-type="percentage" office:value="0.70578231292517">
            <text:p>70,58%</text:p>
          </table:table-cell>
        </table:table-row>
        <table:table-row table:style-name="ro1">
          <table:table-cell office:value-type="string">
            <text:p>os-floating-ips</text:p>
          </table:table-cell>
          <table:table-cell office:value-type="float" office:value="5">
            <text:p>5</text:p>
          </table:table-cell>
          <table:table-cell table:formula="of:=[.B62]/[.B3]" office:value-type="percentage" office:value="0.00850340136054422">
            <text:p>0,85%</text:p>
          </table:table-cell>
          <table:table-cell table:formula="of:=[.D61]+[.C62]" office:value-type="percentage" office:value="0.714285714285714">
            <text:p>71,43%</text:p>
          </table:table-cell>
        </table:table-row>
        <table:table-row table:style-name="ro1">
          <table:table-cell office:value-type="string">
            <text:p>flavor-access-v2.1</text:p>
          </table:table-cell>
          <table:table-cell office:value-type="float" office:value="5">
            <text:p>5</text:p>
          </table:table-cell>
          <table:table-cell table:formula="of:=[.B63]/[.B3]" office:value-type="percentage" office:value="0.00850340136054422">
            <text:p>0,85%</text:p>
          </table:table-cell>
          <table:table-cell table:formula="of:=[.D62]+[.C63]" office:value-type="percentage" office:value="0.722789115646258">
            <text:p>72,28%</text:p>
          </table:table-cell>
        </table:table-row>
        <table:table-row table:style-name="ro1">
          <table:table-cell office:value-type="string">
            <text:p>os-volume_attachments</text:p>
          </table:table-cell>
          <table:table-cell office:value-type="float" office:value="4">
            <text:p>4</text:p>
          </table:table-cell>
          <table:table-cell table:formula="of:=[.B64]/[.B3]" office:value-type="percentage" office:value="0.00680272108843537">
            <text:p>0,68%</text:p>
          </table:table-cell>
          <table:table-cell table:formula="of:=[.D63]+[.C64]" office:value-type="percentage" office:value="0.729591836734694">
            <text:p>72,96%</text:p>
          </table:table-cell>
        </table:table-row>
        <table:table-row table:style-name="ro1">
          <table:table-cell office:value-type="string">
            <text:p>os-server-groups</text:p>
          </table:table-cell>
          <table:table-cell office:value-type="float" office:value="4">
            <text:p>4</text:p>
          </table:table-cell>
          <table:table-cell table:formula="of:=[.B65]/[.B3]" office:value-type="percentage" office:value="0.00680272108843537">
            <text:p>0,68%</text:p>
          </table:table-cell>
          <table:table-cell table:formula="of:=[.D64]+[.C65]" office:value-type="percentage" office:value="0.736394557823129">
            <text:p>73,64%</text:p>
          </table:table-cell>
        </table:table-row>
        <table:table-row table:style-name="ro1">
          <table:table-cell office:value-type="string">
            <text:p>os-security-group-default-rules</text:p>
          </table:table-cell>
          <table:table-cell office:value-type="float" office:value="4">
            <text:p>4</text:p>
          </table:table-cell>
          <table:table-cell table:formula="of:=[.B66]/[.B3]" office:value-type="percentage" office:value="0.00680272108843537">
            <text:p>0,68%</text:p>
          </table:table-cell>
          <table:table-cell table:formula="of:=[.D65]+[.C66]" office:value-type="percentage" office:value="0.743197278911564">
            <text:p>74,32%</text:p>
          </table:table-cell>
        </table:table-row>
        <table:table-row table:style-name="ro1">
          <table:table-cell office:value-type="string">
            <text:p>os-ports-binding-ext</text:p>
          </table:table-cell>
          <table:table-cell office:value-type="float" office:value="4">
            <text:p>4</text:p>
          </table:table-cell>
          <table:table-cell table:formula="of:=[.B67]/[.B3]" office:value-type="percentage" office:value="0.00680272108843537">
            <text:p>0,68%</text:p>
          </table:table-cell>
          <table:table-cell table:formula="of:=[.D66]+[.C67]" office:value-type="percentage" office:value="0.75">
            <text:p>75,00%</text:p>
          </table:table-cell>
        </table:table-row>
        <table:table-row table:style-name="ro1">
          <table:table-cell office:value-type="string">
            <text:p>os-keypairs</text:p>
          </table:table-cell>
          <table:table-cell office:value-type="float" office:value="4">
            <text:p>4</text:p>
          </table:table-cell>
          <table:table-cell table:formula="of:=[.B68]/[.B3]" office:value-type="percentage" office:value="0.00680272108843537">
            <text:p>0,68%</text:p>
          </table:table-cell>
          <table:table-cell table:formula="of:=[.D67]+[.C68]" office:value-type="percentage" office:value="0.756802721088435">
            <text:p>75,68%</text:p>
          </table:table-cell>
        </table:table-row>
        <table:table-row table:style-name="ro1">
          <table:table-cell office:value-type="string">
            <text:p>os-interface</text:p>
          </table:table-cell>
          <table:table-cell office:value-type="float" office:value="4">
            <text:p>4</text:p>
          </table:table-cell>
          <table:table-cell table:formula="of:=[.B69]/[.B3]" office:value-type="percentage" office:value="0.00680272108843537">
            <text:p>0,68%</text:p>
          </table:table-cell>
          <table:table-cell table:formula="of:=[.D68]+[.C69]" office:value-type="percentage" office:value="0.763605442176871">
            <text:p>76,36%</text:p>
          </table:table-cell>
        </table:table-row>
        <table:table-row table:style-name="ro1">
          <table:table-cell office:value-type="string">
            <text:p>os-image-schemas-v2</text:p>
          </table:table-cell>
          <table:table-cell office:value-type="float" office:value="4">
            <text:p>4</text:p>
          </table:table-cell>
          <table:table-cell table:formula="of:=[.B70]/[.B3]" office:value-type="percentage" office:value="0.00680272108843537">
            <text:p>0,68%</text:p>
          </table:table-cell>
          <table:table-cell table:formula="of:=[.D69]+[.C70]" office:value-type="percentage" office:value="0.770408163265306">
            <text:p>77,04%</text:p>
          </table:table-cell>
        </table:table-row>
        <table:table-row table:style-name="ro1">
          <table:table-cell office:value-type="string">
            <text:p>os-floating-ips-bulk</text:p>
          </table:table-cell>
          <table:table-cell office:value-type="float" office:value="4">
            <text:p>4</text:p>
          </table:table-cell>
          <table:table-cell table:formula="of:=[.B71]/[.B3]" office:value-type="percentage" office:value="0.00680272108843537">
            <text:p>0,68%</text:p>
          </table:table-cell>
          <table:table-cell table:formula="of:=[.D70]+[.C71]" office:value-type="percentage" office:value="0.777210884353741">
            <text:p>77,72%</text:p>
          </table:table-cell>
        </table:table-row>
        <table:table-row table:style-name="ro1">
          <table:table-cell office:value-type="string">
            <text:p>os-flavorspecs-v2.1</text:p>
          </table:table-cell>
          <table:table-cell office:value-type="float" office:value="4">
            <text:p>4</text:p>
          </table:table-cell>
          <table:table-cell table:formula="of:=[.B72]/[.B3]" office:value-type="percentage" office:value="0.00680272108843537">
            <text:p>0,68%</text:p>
          </table:table-cell>
          <table:table-cell table:formula="of:=[.D71]+[.C72]" office:value-type="percentage" office:value="0.784013605442177">
            <text:p>78,40%</text:p>
          </table:table-cell>
        </table:table-row>
        <table:table-row table:style-name="ro1">
          <table:table-cell office:value-type="string">
            <text:p>os-flavor-extra-specs</text:p>
          </table:table-cell>
          <table:table-cell office:value-type="float" office:value="4">
            <text:p>4</text:p>
          </table:table-cell>
          <table:table-cell table:formula="of:=[.B73]/[.B3]" office:value-type="percentage" office:value="0.00680272108843537">
            <text:p>0,68%</text:p>
          </table:table-cell>
          <table:table-cell table:formula="of:=[.D72]+[.C73]" office:value-type="percentage" office:value="0.790816326530612">
            <text:p>79,08%</text:p>
          </table:table-cell>
        </table:table-row>
        <table:table-row table:style-name="ro1">
          <table:table-cell office:value-type="string">
            <text:p>os-aggregates-v2.1</text:p>
          </table:table-cell>
          <table:table-cell office:value-type="float" office:value="4">
            <text:p>4</text:p>
          </table:table-cell>
          <table:table-cell table:formula="of:=[.B74]/[.B3]" office:value-type="percentage" office:value="0.00680272108843537">
            <text:p>0,68%</text:p>
          </table:table-cell>
          <table:table-cell table:formula="of:=[.D73]+[.C74]" office:value-type="percentage" office:value="0.797619047619047">
            <text:p>79,76%</text:p>
          </table:table-cell>
        </table:table-row>
        <table:table-row table:style-name="ro1">
          <table:table-cell office:value-type="string">
            <text:p>os-agents</text:p>
          </table:table-cell>
          <table:table-cell office:value-type="float" office:value="4">
            <text:p>4</text:p>
          </table:table-cell>
          <table:table-cell table:formula="of:=[.B75]/[.B3]" office:value-type="percentage" office:value="0.00680272108843537">
            <text:p>0,68%</text:p>
          </table:table-cell>
          <table:table-cell table:formula="of:=[.D74]+[.C75]" office:value-type="percentage" office:value="0.804421768707483">
            <text:p>80,44%</text:p>
          </table:table-cell>
        </table:table-row>
        <table:table-row table:style-name="ro1">
          <table:table-cell office:value-type="string">
            <text:p>os-server-OS-EXT-IPS-MAC</text:p>
          </table:table-cell>
          <table:table-cell office:value-type="float" office:value="3">
            <text:p>3</text:p>
          </table:table-cell>
          <table:table-cell table:formula="of:=[.B76]/[.B3]" office:value-type="percentage" office:value="0.00510204081632653">
            <text:p>0,51%</text:p>
          </table:table-cell>
          <table:table-cell table:formula="of:=[.D75]+[.C76]" office:value-type="percentage" office:value="0.809523809523809">
            <text:p>80,95%</text:p>
          </table:table-cell>
        </table:table-row>
        <table:table-row table:style-name="ro1">
          <table:table-cell office:value-type="string">
            <text:p>os-quotas</text:p>
          </table:table-cell>
          <table:table-cell office:value-type="float" office:value="3">
            <text:p>3</text:p>
          </table:table-cell>
          <table:table-cell table:formula="of:=[.B77]/[.B3]" office:value-type="percentage" office:value="0.00510204081632653">
            <text:p>0,51%</text:p>
          </table:table-cell>
          <table:table-cell table:formula="of:=[.D76]+[.C77]" office:value-type="percentage" office:value="0.814625850340136">
            <text:p>81,46%</text:p>
          </table:table-cell>
        </table:table-row>
        <table:table-row table:style-name="ro1">
          <table:table-cell office:value-type="string">
            <text:p>os-networks-multi-provider-ext</text:p>
          </table:table-cell>
          <table:table-cell office:value-type="float" office:value="3">
            <text:p>3</text:p>
          </table:table-cell>
          <table:table-cell table:formula="of:=[.B78]/[.B3]" office:value-type="percentage" office:value="0.00510204081632653">
            <text:p>0,51%</text:p>
          </table:table-cell>
          <table:table-cell table:formula="of:=[.D77]+[.C78]" office:value-type="percentage" office:value="0.819727891156462">
            <text:p>81,97%</text:p>
          </table:table-cell>
        </table:table-row>
        <table:table-row table:style-name="ro1">
          <table:table-cell office:value-type="string">
            <text:p>os-flavors-v2.1</text:p>
          </table:table-cell>
          <table:table-cell office:value-type="float" office:value="3">
            <text:p>3</text:p>
          </table:table-cell>
          <table:table-cell table:formula="of:=[.B79]/[.B3]" office:value-type="percentage" office:value="0.00510204081632653">
            <text:p>0,51%</text:p>
          </table:table-cell>
          <table:table-cell table:formula="of:=[.D78]+[.C79]" office:value-type="percentage" office:value="0.824829931972789">
            <text:p>82,48%</text:p>
          </table:table-cell>
        </table:table-row>
        <table:table-row table:style-name="ro1">
          <table:table-cell office:value-type="string">
            <text:p>os-flavorextradata</text:p>
          </table:table-cell>
          <table:table-cell office:value-type="float" office:value="3">
            <text:p>3</text:p>
          </table:table-cell>
          <table:table-cell table:formula="of:=[.B80]/[.B3]" office:value-type="percentage" office:value="0.00510204081632653">
            <text:p>0,51%</text:p>
          </table:table-cell>
          <table:table-cell table:formula="of:=[.D79]+[.C80]" office:value-type="percentage" office:value="0.829931972789115">
            <text:p>82,99%</text:p>
          </table:table-cell>
        </table:table-row>
        <table:table-row table:style-name="ro1">
          <table:table-cell office:value-type="string">
            <text:p>os-flavor-rxtx-v2.1</text:p>
          </table:table-cell>
          <table:table-cell office:value-type="float" office:value="3">
            <text:p>3</text:p>
          </table:table-cell>
          <table:table-cell table:formula="of:=[.B81]/[.B3]" office:value-type="percentage" office:value="0.00510204081632653">
            <text:p>0,51%</text:p>
          </table:table-cell>
          <table:table-cell table:formula="of:=[.D80]+[.C81]" office:value-type="percentage" office:value="0.835034013605442">
            <text:p>83,50%</text:p>
          </table:table-cell>
        </table:table-row>
        <table:table-row table:style-name="ro1">
          <table:table-cell office:value-type="string">
            <text:p>os-flavor-rxtx</text:p>
          </table:table-cell>
          <table:table-cell office:value-type="float" office:value="3">
            <text:p>3</text:p>
          </table:table-cell>
          <table:table-cell table:formula="of:=[.B82]/[.B3]" office:value-type="percentage" office:value="0.00510204081632653">
            <text:p>0,51%</text:p>
          </table:table-cell>
          <table:table-cell table:formula="of:=[.D81]+[.C82]" office:value-type="percentage" office:value="0.840136054421768">
            <text:p>84,01%</text:p>
          </table:table-cell>
        </table:table-row>
        <table:table-row table:style-name="ro1">
          <table:table-cell office:value-type="string">
            <text:p>os-createserverext</text:p>
          </table:table-cell>
          <table:table-cell office:value-type="float" office:value="3">
            <text:p>3</text:p>
          </table:table-cell>
          <table:table-cell table:formula="of:=[.B83]/[.B3]" office:value-type="percentage" office:value="0.00510204081632653">
            <text:p>0,51%</text:p>
          </table:table-cell>
          <table:table-cell table:formula="of:=[.D82]+[.C83]" office:value-type="percentage" office:value="0.845238095238095">
            <text:p>84,52%</text:p>
          </table:table-cell>
        </table:table-row>
        <table:table-row table:style-name="ro1">
          <table:table-cell office:value-type="string">
            <text:p>os-cloudpipe</text:p>
          </table:table-cell>
          <table:table-cell office:value-type="float" office:value="3">
            <text:p>3</text:p>
          </table:table-cell>
          <table:table-cell table:formula="of:=[.B84]/[.B3]" office:value-type="percentage" office:value="0.00510204081632653">
            <text:p>0,51%</text:p>
          </table:table-cell>
          <table:table-cell table:formula="of:=[.D83]+[.C84]" office:value-type="percentage" office:value="0.850340136054421">
            <text:p>85,03%</text:p>
          </table:table-cell>
        </table:table-row>
        <table:table-row table:style-name="ro1">
          <table:table-cell office:value-type="string">
            <text:p>os-cells-v2.1</text:p>
          </table:table-cell>
          <table:table-cell office:value-type="float" office:value="3">
            <text:p>3</text:p>
          </table:table-cell>
          <table:table-cell table:formula="of:=[.B85]/[.B3]" office:value-type="percentage" office:value="0.00510204081632653">
            <text:p>0,51%</text:p>
          </table:table-cell>
          <table:table-cell table:formula="of:=[.D84]+[.C85]" office:value-type="percentage" office:value="0.855442176870748">
            <text:p>85,54%</text:p>
          </table:table-cell>
        </table:table-row>
        <table:table-row table:style-name="ro1">
          <table:table-cell office:value-type="string">
            <text:p>os-agents-v2.1</text:p>
          </table:table-cell>
          <table:table-cell office:value-type="float" office:value="3">
            <text:p>3</text:p>
          </table:table-cell>
          <table:table-cell table:formula="of:=[.B86]/[.B3]" office:value-type="percentage" office:value="0.00510204081632653">
            <text:p>0,51%</text:p>
          </table:table-cell>
          <table:table-cell table:formula="of:=[.D85]+[.C86]" office:value-type="percentage" office:value="0.860544217687074">
            <text:p>86,05%</text:p>
          </table:table-cell>
        </table:table-row>
        <table:table-row table:style-name="ro1">
          <table:table-cell office:value-type="string">
            <text:p>OS-KSVALIDATE-admin</text:p>
          </table:table-cell>
          <table:table-cell office:value-type="float" office:value="3">
            <text:p>3</text:p>
          </table:table-cell>
          <table:table-cell table:formula="of:=[.B87]/[.B3]" office:value-type="percentage" office:value="0.00510204081632653">
            <text:p>0,51%</text:p>
          </table:table-cell>
          <table:table-cell table:formula="of:=[.D86]+[.C87]" office:value-type="percentage" office:value="0.865646258503401">
            <text:p>86,56%</text:p>
          </table:table-cell>
        </table:table-row>
        <table:table-row table:style-name="ro1">
          <table:table-cell office:value-type="string">
            <text:p>os-versions-v2.1</text:p>
          </table:table-cell>
          <table:table-cell office:value-type="float" office:value="2">
            <text:p>2</text:p>
          </table:table-cell>
          <table:table-cell table:formula="of:=[.B88]/[.B3]" office:value-type="percentage" office:value="0.00340136054421769">
            <text:p>0,34%</text:p>
          </table:table-cell>
          <table:table-cell table:formula="of:=[.D87]+[.C88]" office:value-type="percentage" office:value="0.869047619047618">
            <text:p>86,90%</text:p>
          </table:table-cell>
        </table:table-row>
        <table:table-row table:style-name="ro1">
          <table:table-cell office:value-type="string">
            <text:p>os-simple-tenant-usage-v2.1</text:p>
          </table:table-cell>
          <table:table-cell office:value-type="float" office:value="2">
            <text:p>2</text:p>
          </table:table-cell>
          <table:table-cell table:formula="of:=[.B89]/[.B3]" office:value-type="percentage" office:value="0.00340136054421769">
            <text:p>0,34%</text:p>
          </table:table-cell>
          <table:table-cell table:formula="of:=[.D88]+[.C89]" office:value-type="percentage" office:value="0.872448979591836">
            <text:p>87,24%</text:p>
          </table:table-cell>
        </table:table-row>
        <table:table-row table:style-name="ro1">
          <table:table-cell office:value-type="string">
            <text:p>os-simple-tenant-usage</text:p>
          </table:table-cell>
          <table:table-cell office:value-type="float" office:value="2">
            <text:p>2</text:p>
          </table:table-cell>
          <table:table-cell table:formula="of:=[.B90]/[.B3]" office:value-type="percentage" office:value="0.00340136054421769">
            <text:p>0,34%</text:p>
          </table:table-cell>
          <table:table-cell table:formula="of:=[.D89]+[.C90]" office:value-type="percentage" office:value="0.875850340136054">
            <text:p>87,59%</text:p>
          </table:table-cell>
        </table:table-row>
        <table:table-row table:style-name="ro1">
          <table:table-cell office:value-type="string">
            <text:p>os-server-usage-v2.1</text:p>
          </table:table-cell>
          <table:table-cell office:value-type="float" office:value="2">
            <text:p>2</text:p>
          </table:table-cell>
          <table:table-cell table:formula="of:=[.B91]/[.B3]" office:value-type="percentage" office:value="0.00340136054421769">
            <text:p>0,34%</text:p>
          </table:table-cell>
          <table:table-cell table:formula="of:=[.D90]+[.C91]" office:value-type="percentage" office:value="0.879251700680271">
            <text:p>87,93%</text:p>
          </table:table-cell>
        </table:table-row>
        <table:table-row table:style-name="ro1">
          <table:table-cell office:value-type="string">
            <text:p>os-server-password</text:p>
          </table:table-cell>
          <table:table-cell office:value-type="float" office:value="2">
            <text:p>2</text:p>
          </table:table-cell>
          <table:table-cell table:formula="of:=[.B92]/[.B3]" office:value-type="percentage" office:value="0.00340136054421769">
            <text:p>0,34%</text:p>
          </table:table-cell>
          <table:table-cell table:formula="of:=[.D91]+[.C92]" office:value-type="percentage" office:value="0.882653061224489">
            <text:p>88,27%</text:p>
          </table:table-cell>
        </table:table-row>
        <table:table-row table:style-name="ro1">
          <table:table-cell office:value-type="string">
            <text:p>os-quota-class-sets-v2.1</text:p>
          </table:table-cell>
          <table:table-cell office:value-type="float" office:value="2">
            <text:p>2</text:p>
          </table:table-cell>
          <table:table-cell table:formula="of:=[.B93]/[.B3]" office:value-type="percentage" office:value="0.00340136054421769">
            <text:p>0,34%</text:p>
          </table:table-cell>
          <table:table-cell table:formula="of:=[.D92]+[.C93]" office:value-type="percentage" office:value="0.886054421768707">
            <text:p>88,61%</text:p>
          </table:table-cell>
        </table:table-row>
        <table:table-row table:style-name="ro1">
          <table:table-cell office:value-type="string">
            <text:p>os-quota-class-sets</text:p>
          </table:table-cell>
          <table:table-cell office:value-type="float" office:value="2">
            <text:p>2</text:p>
          </table:table-cell>
          <table:table-cell table:formula="of:=[.B94]/[.B3]" office:value-type="percentage" office:value="0.00340136054421769">
            <text:p>0,34%</text:p>
          </table:table-cell>
          <table:table-cell table:formula="of:=[.D93]+[.C94]" office:value-type="percentage" office:value="0.889455782312924">
            <text:p>88,95%</text:p>
          </table:table-cell>
        </table:table-row>
        <table:table-row table:style-name="ro1">
          <table:table-cell office:value-type="string">
            <text:p>os-multinic-v2.1</text:p>
          </table:table-cell>
          <table:table-cell office:value-type="float" office:value="2">
            <text:p>2</text:p>
          </table:table-cell>
          <table:table-cell table:formula="of:=[.B95]/[.B3]" office:value-type="percentage" office:value="0.00340136054421769">
            <text:p>0,34%</text:p>
          </table:table-cell>
          <table:table-cell table:formula="of:=[.D94]+[.C95]" office:value-type="percentage" office:value="0.892857142857142">
            <text:p>89,29%</text:p>
          </table:table-cell>
        </table:table-row>
        <table:table-row table:style-name="ro1">
          <table:table-cell office:value-type="string">
            <text:p>os-instance-usage-audit-log-v2.1</text:p>
          </table:table-cell>
          <table:table-cell office:value-type="float" office:value="2">
            <text:p>2</text:p>
          </table:table-cell>
          <table:table-cell table:formula="of:=[.B96]/[.B3]" office:value-type="percentage" office:value="0.00340136054421769">
            <text:p>0,34%</text:p>
          </table:table-cell>
          <table:table-cell table:formula="of:=[.D95]+[.C96]" office:value-type="percentage" office:value="0.89625850340136">
            <text:p>89,63%</text:p>
          </table:table-cell>
        </table:table-row>
        <table:table-row table:style-name="ro1">
          <table:table-cell office:value-type="string">
            <text:p>os-instance-actions-v2.1</text:p>
          </table:table-cell>
          <table:table-cell office:value-type="float" office:value="2">
            <text:p>2</text:p>
          </table:table-cell>
          <table:table-cell table:formula="of:=[.B97]/[.B3]" office:value-type="percentage" office:value="0.00340136054421769">
            <text:p>0,34%</text:p>
          </table:table-cell>
          <table:table-cell table:formula="of:=[.D96]+[.C97]" office:value-type="percentage" office:value="0.899659863945577">
            <text:p>89,97%</text:p>
          </table:table-cell>
        </table:table-row>
        <table:table-row table:style-name="ro1">
          <table:table-cell office:value-type="string">
            <text:p>os-instance-actions</text:p>
          </table:table-cell>
          <table:table-cell office:value-type="float" office:value="2">
            <text:p>2</text:p>
          </table:table-cell>
          <table:table-cell table:formula="of:=[.B98]/[.B3]" office:value-type="percentage" office:value="0.00340136054421769">
            <text:p>0,34%</text:p>
          </table:table-cell>
          <table:table-cell table:formula="of:=[.D97]+[.C98]" office:value-type="percentage" office:value="0.903061224489795">
            <text:p>90,31%</text:p>
          </table:table-cell>
        </table:table-row>
        <table:table-row table:style-name="ro1">
          <table:table-cell office:value-type="string">
            <text:p>os-flv-disabled</text:p>
          </table:table-cell>
          <table:table-cell office:value-type="float" office:value="2">
            <text:p>2</text:p>
          </table:table-cell>
          <table:table-cell table:formula="of:=[.B99]/[.B3]" office:value-type="percentage" office:value="0.00340136054421769">
            <text:p>0,34%</text:p>
          </table:table-cell>
          <table:table-cell table:formula="of:=[.D98]+[.C99]" office:value-type="percentage" office:value="0.906462585034013">
            <text:p>90,65%</text:p>
          </table:table-cell>
        </table:table-row>
        <table:table-row table:style-name="ro1">
          <table:table-cell office:value-type="string">
            <text:p>os-flavormanage</text:p>
          </table:table-cell>
          <table:table-cell office:value-type="float" office:value="2">
            <text:p>2</text:p>
          </table:table-cell>
          <table:table-cell table:formula="of:=[.B100]/[.B3]" office:value-type="percentage" office:value="0.00340136054421769">
            <text:p>0,34%</text:p>
          </table:table-cell>
          <table:table-cell table:formula="of:=[.D99]+[.C100]" office:value-type="percentage" office:value="0.909863945578231">
            <text:p>90,99%</text:p>
          </table:table-cell>
        </table:table-row>
        <table:table-row table:style-name="ro1">
          <table:table-cell office:value-type="string">
            <text:p>os-flavor-manage-v2.1</text:p>
          </table:table-cell>
          <table:table-cell office:value-type="float" office:value="2">
            <text:p>2</text:p>
          </table:table-cell>
          <table:table-cell table:formula="of:=[.B101]/[.B3]" office:value-type="percentage" office:value="0.00340136054421769">
            <text:p>0,34%</text:p>
          </table:table-cell>
          <table:table-cell table:formula="of:=[.D100]+[.C101]" office:value-type="percentage" office:value="0.913265306122448">
            <text:p>91,33%</text:p>
          </table:table-cell>
        </table:table-row>
        <table:table-row table:style-name="ro1">
          <table:table-cell office:value-type="string">
            <text:p>os-fixed-ips</text:p>
          </table:table-cell>
          <table:table-cell office:value-type="float" office:value="2">
            <text:p>2</text:p>
          </table:table-cell>
          <table:table-cell table:formula="of:=[.B102]/[.B3]" office:value-type="percentage" office:value="0.00340136054421769">
            <text:p>0,34%</text:p>
          </table:table-cell>
          <table:table-cell table:formula="of:=[.D101]+[.C102]" office:value-type="percentage" office:value="0.916666666666666">
            <text:p>91,67%</text:p>
          </table:table-cell>
        </table:table-row>
        <table:table-row table:style-name="ro1">
          <table:table-cell office:value-type="string">
            <text:p>os-extended-status-v2.1</text:p>
          </table:table-cell>
          <table:table-cell office:value-type="float" office:value="2">
            <text:p>2</text:p>
          </table:table-cell>
          <table:table-cell table:formula="of:=[.B103]/[.B3]" office:value-type="percentage" office:value="0.00340136054421769">
            <text:p>0,34%</text:p>
          </table:table-cell>
          <table:table-cell table:formula="of:=[.D102]+[.C103]" office:value-type="percentage" office:value="0.920068027210884">
            <text:p>92,01%</text:p>
          </table:table-cell>
        </table:table-row>
        <table:table-row table:style-name="ro1">
          <table:table-cell office:value-type="string">
            <text:p>os-extended-status</text:p>
          </table:table-cell>
          <table:table-cell office:value-type="float" office:value="2">
            <text:p>2</text:p>
          </table:table-cell>
          <table:table-cell table:formula="of:=[.B104]/[.B3]" office:value-type="percentage" office:value="0.00340136054421769">
            <text:p>0,34%</text:p>
          </table:table-cell>
          <table:table-cell table:formula="of:=[.D103]+[.C104]" office:value-type="percentage" office:value="0.923469387755101">
            <text:p>92,35%</text:p>
          </table:table-cell>
        </table:table-row>
        <table:table-row table:style-name="ro1">
          <table:table-cell office:value-type="string">
            <text:p>os-extended-server-attributes-v2.1</text:p>
          </table:table-cell>
          <table:table-cell office:value-type="float" office:value="2">
            <text:p>2</text:p>
          </table:table-cell>
          <table:table-cell table:formula="of:=[.B105]/[.B3]" office:value-type="percentage" office:value="0.00340136054421769">
            <text:p>0,34%</text:p>
          </table:table-cell>
          <table:table-cell table:formula="of:=[.D104]+[.C105]" office:value-type="percentage" office:value="0.926870748299319">
            <text:p>92,69%</text:p>
          </table:table-cell>
        </table:table-row>
        <table:table-row table:style-name="ro1">
          <table:table-cell office:value-type="string">
            <text:p>os-extended-server-attributes</text:p>
          </table:table-cell>
          <table:table-cell office:value-type="float" office:value="2">
            <text:p>2</text:p>
          </table:table-cell>
          <table:table-cell table:formula="of:=[.B106]/[.B3]" office:value-type="percentage" office:value="0.00340136054421769">
            <text:p>0,34%</text:p>
          </table:table-cell>
          <table:table-cell table:formula="of:=[.D105]+[.C106]" office:value-type="percentage" office:value="0.930272108843537">
            <text:p>93,03%</text:p>
          </table:table-cell>
        </table:table-row>
        <table:table-row table:style-name="ro1">
          <table:table-cell office:value-type="string">
            <text:p>os-extended-availability-zone-v2.1</text:p>
          </table:table-cell>
          <table:table-cell office:value-type="float" office:value="2">
            <text:p>2</text:p>
          </table:table-cell>
          <table:table-cell table:formula="of:=[.B107]/[.B3]" office:value-type="percentage" office:value="0.00340136054421769">
            <text:p>0,34%</text:p>
          </table:table-cell>
          <table:table-cell table:formula="of:=[.D106]+[.C107]" office:value-type="percentage" office:value="0.933673469387754">
            <text:p>93,37%</text:p>
          </table:table-cell>
        </table:table-row>
        <table:table-row table:style-name="ro1">
          <table:table-cell office:value-type="string">
            <text:p>os-ext-ips</text:p>
          </table:table-cell>
          <table:table-cell office:value-type="float" office:value="2">
            <text:p>2</text:p>
          </table:table-cell>
          <table:table-cell table:formula="of:=[.B108]/[.B3]" office:value-type="percentage" office:value="0.00340136054421769">
            <text:p>0,34%</text:p>
          </table:table-cell>
          <table:table-cell table:formula="of:=[.D107]+[.C108]" office:value-type="percentage" office:value="0.937074829931972">
            <text:p>93,71%</text:p>
          </table:table-cell>
        </table:table-row>
        <table:table-row table:style-name="ro1">
          <table:table-cell office:value-type="string">
            <text:p>os-ext-img-size</text:p>
          </table:table-cell>
          <table:table-cell office:value-type="float" office:value="2">
            <text:p>2</text:p>
          </table:table-cell>
          <table:table-cell table:formula="of:=[.B109]/[.B3]" office:value-type="percentage" office:value="0.00340136054421769">
            <text:p>0,34%</text:p>
          </table:table-cell>
          <table:table-cell table:formula="of:=[.D108]+[.C109]" office:value-type="percentage" office:value="0.94047619047619">
            <text:p>94,05%</text:p>
          </table:table-cell>
        </table:table-row>
        <table:table-row table:style-name="ro1">
          <table:table-cell office:value-type="string">
            <text:p>os-ext-az</text:p>
          </table:table-cell>
          <table:table-cell office:value-type="float" office:value="2">
            <text:p>2</text:p>
          </table:table-cell>
          <table:table-cell table:formula="of:=[.B110]/[.B3]" office:value-type="percentage" office:value="0.00340136054421769">
            <text:p>0,34%</text:p>
          </table:table-cell>
          <table:table-cell table:formula="of:=[.D109]+[.C110]" office:value-type="percentage" office:value="0.943877551020407">
            <text:p>94,39%</text:p>
          </table:table-cell>
        </table:table-row>
        <table:table-row table:style-name="ro1">
          <table:table-cell office:value-type="string">
            <text:p>os-config-drive-v2.1</text:p>
          </table:table-cell>
          <table:table-cell office:value-type="float" office:value="2">
            <text:p>2</text:p>
          </table:table-cell>
          <table:table-cell table:formula="of:=[.B111]/[.B3]" office:value-type="percentage" office:value="0.00340136054421769">
            <text:p>0,34%</text:p>
          </table:table-cell>
          <table:table-cell table:formula="of:=[.D110]+[.C111]" office:value-type="percentage" office:value="0.947278911564625">
            <text:p>94,73%</text:p>
          </table:table-cell>
        </table:table-row>
        <table:table-row table:style-name="ro1">
          <table:table-cell office:value-type="string">
            <text:p>os-certificates-v2.1</text:p>
          </table:table-cell>
          <table:table-cell office:value-type="float" office:value="2">
            <text:p>2</text:p>
          </table:table-cell>
          <table:table-cell table:formula="of:=[.B112]/[.B3]" office:value-type="percentage" office:value="0.00340136054421769">
            <text:p>0,34%</text:p>
          </table:table-cell>
          <table:table-cell table:formula="of:=[.D111]+[.C112]" office:value-type="percentage" office:value="0.950680272108843">
            <text:p>95,07%</text:p>
          </table:table-cell>
        </table:table-row>
        <table:table-row table:style-name="ro1">
          <table:table-cell office:value-type="string">
            <text:p>os-certificates</text:p>
          </table:table-cell>
          <table:table-cell office:value-type="float" office:value="2">
            <text:p>2</text:p>
          </table:table-cell>
          <table:table-cell table:formula="of:=[.B113]/[.B3]" office:value-type="percentage" office:value="0.00340136054421769">
            <text:p>0,34%</text:p>
          </table:table-cell>
          <table:table-cell table:formula="of:=[.D112]+[.C113]" office:value-type="percentage" office:value="0.954081632653061">
            <text:p>95,41%</text:p>
          </table:table-cell>
        </table:table-row>
        <table:table-row table:style-name="ro1">
          <table:table-cell office:value-type="string">
            <text:p>os-block-device-mapping-v2-boot</text:p>
          </table:table-cell>
          <table:table-cell office:value-type="float" office:value="2">
            <text:p>2</text:p>
          </table:table-cell>
          <table:table-cell table:formula="of:=[.B114]/[.B3]" office:value-type="percentage" office:value="0.00340136054421769">
            <text:p>0,34%</text:p>
          </table:table-cell>
          <table:table-cell table:formula="of:=[.D113]+[.C114]" office:value-type="percentage" office:value="0.957482993197278">
            <text:p>95,75%</text:p>
          </table:table-cell>
        </table:table-row>
        <table:table-row table:style-name="ro1">
          <table:table-cell office:value-type="string">
            <text:p>os-volume-manage</text:p>
          </table:table-cell>
          <table:table-cell office:value-type="float" office:value="1">
            <text:p>1</text:p>
          </table:table-cell>
          <table:table-cell table:formula="of:=[.B115]/[.B3]" office:value-type="percentage" office:value="0.00170068027210884">
            <text:p>0,17%</text:p>
          </table:table-cell>
          <table:table-cell table:formula="of:=[.D114]+[.C115]" office:value-type="percentage" office:value="0.959183673469387">
            <text:p>95,92%</text:p>
          </table:table-cell>
        </table:table-row>
        <table:table-row table:style-name="ro1">
          <table:table-cell office:value-type="string">
            <text:p>os-virtual-interfaces</text:p>
          </table:table-cell>
          <table:table-cell office:value-type="float" office:value="1">
            <text:p>1</text:p>
          </table:table-cell>
          <table:table-cell table:formula="of:=[.B116]/[.B3]" office:value-type="percentage" office:value="0.00170068027210884">
            <text:p>0,17%</text:p>
          </table:table-cell>
          <table:table-cell table:formula="of:=[.D115]+[.C116]" office:value-type="percentage" office:value="0.960884353741496">
            <text:p>96,09%</text:p>
          </table:table-cell>
        </table:table-row>
        <table:table-row table:style-name="ro1">
          <table:table-cell office:value-type="string">
            <text:p>os-used-limits-for-admins</text:p>
          </table:table-cell>
          <table:table-cell office:value-type="float" office:value="1">
            <text:p>1</text:p>
          </table:table-cell>
          <table:table-cell table:formula="of:=[.B117]/[.B3]" office:value-type="percentage" office:value="0.00170068027210884">
            <text:p>0,17%</text:p>
          </table:table-cell>
          <table:table-cell table:formula="of:=[.D116]+[.C117]" office:value-type="percentage" office:value="0.962585034013605">
            <text:p>96,26%</text:p>
          </table:table-cell>
        </table:table-row>
        <table:table-row table:style-name="ro1">
          <table:table-cell office:value-type="string">
            <text:p>os-used-limits</text:p>
          </table:table-cell>
          <table:table-cell office:value-type="float" office:value="1">
            <text:p>1</text:p>
          </table:table-cell>
          <table:table-cell table:formula="of:=[.B118]/[.B3]" office:value-type="percentage" office:value="0.00170068027210884">
            <text:p>0,17%</text:p>
          </table:table-cell>
          <table:table-cell table:formula="of:=[.D117]+[.C118]" office:value-type="percentage" office:value="0.964285714285713">
            <text:p>96,43%</text:p>
          </table:table-cell>
        </table:table-row>
        <table:table-row table:style-name="ro1">
          <table:table-cell office:value-type="string">
            <text:p>os-server-start-stop</text:p>
          </table:table-cell>
          <table:table-cell office:value-type="float" office:value="1">
            <text:p>1</text:p>
          </table:table-cell>
          <table:table-cell table:formula="of:=[.B119]/[.B3]" office:value-type="percentage" office:value="0.00170068027210884">
            <text:p>0,17%</text:p>
          </table:table-cell>
          <table:table-cell table:formula="of:=[.D118]+[.C119]" office:value-type="percentage" office:value="0.965986394557822">
            <text:p>96,60%</text:p>
          </table:table-cell>
        </table:table-row>
        <table:table-row table:style-name="ro1">
          <table:table-cell office:value-type="string">
            <text:p>os-server-shelve</text:p>
          </table:table-cell>
          <table:table-cell office:value-type="float" office:value="1">
            <text:p>1</text:p>
          </table:table-cell>
          <table:table-cell table:formula="of:=[.B120]/[.B3]" office:value-type="percentage" office:value="0.00170068027210884">
            <text:p>0,17%</text:p>
          </table:table-cell>
          <table:table-cell table:formula="of:=[.D119]+[.C120]" office:value-type="percentage" office:value="0.967687074829931">
            <text:p>96,77%</text:p>
          </table:table-cell>
        </table:table-row>
        <table:table-row table:style-name="ro1">
          <table:table-cell office:value-type="string">
            <text:p>os-scheduler-hints</text:p>
          </table:table-cell>
          <table:table-cell office:value-type="float" office:value="1">
            <text:p>1</text:p>
          </table:table-cell>
          <table:table-cell table:formula="of:=[.B121]/[.B3]" office:value-type="percentage" office:value="0.00170068027210884">
            <text:p>0,17%</text:p>
          </table:table-cell>
          <table:table-cell table:formula="of:=[.D120]+[.C121]" office:value-type="percentage" office:value="0.96938775510204">
            <text:p>96,94%</text:p>
          </table:table-cell>
        </table:table-row>
        <table:table-row table:style-name="ro1">
          <table:table-cell office:value-type="string">
            <text:p>os-rescue</text:p>
          </table:table-cell>
          <table:table-cell office:value-type="float" office:value="1">
            <text:p>1</text:p>
          </table:table-cell>
          <table:table-cell table:formula="of:=[.B122]/[.B3]" office:value-type="percentage" office:value="0.00170068027210884">
            <text:p>0,17%</text:p>
          </table:table-cell>
          <table:table-cell table:formula="of:=[.D121]+[.C122]" office:value-type="percentage" office:value="0.971088435374149">
            <text:p>97,11%</text:p>
          </table:table-cell>
        </table:table-row>
        <table:table-row table:style-name="ro1">
          <table:table-cell office:value-type="string">
            <text:p>os-remote-consoles-v2.1</text:p>
          </table:table-cell>
          <table:table-cell office:value-type="float" office:value="1">
            <text:p>1</text:p>
          </table:table-cell>
          <table:table-cell table:formula="of:=[.B123]/[.B3]" office:value-type="percentage" office:value="0.00170068027210884">
            <text:p>0,17%</text:p>
          </table:table-cell>
          <table:table-cell table:formula="of:=[.D122]+[.C123]" office:value-type="percentage" office:value="0.972789115646257">
            <text:p>97,28%</text:p>
          </table:table-cell>
        </table:table-row>
        <table:table-row table:style-name="ro1">
          <table:table-cell office:value-type="string">
            <text:p>os-multi-server-create</text:p>
          </table:table-cell>
          <table:table-cell office:value-type="float" office:value="1">
            <text:p>1</text:p>
          </table:table-cell>
          <table:table-cell table:formula="of:=[.B124]/[.B3]" office:value-type="percentage" office:value="0.00170068027210884">
            <text:p>0,17%</text:p>
          </table:table-cell>
          <table:table-cell table:formula="of:=[.D123]+[.C124]" office:value-type="percentage" office:value="0.974489795918366">
            <text:p>97,45%</text:p>
          </table:table-cell>
        </table:table-row>
        <table:table-row table:style-name="ro1">
          <table:table-cell office:value-type="string">
            <text:p>os-migrations-v2.1</text:p>
          </table:table-cell>
          <table:table-cell office:value-type="float" office:value="1">
            <text:p>1</text:p>
          </table:table-cell>
          <table:table-cell table:formula="of:=[.B125]/[.B3]" office:value-type="percentage" office:value="0.00170068027210884">
            <text:p>0,17%</text:p>
          </table:table-cell>
          <table:table-cell table:formula="of:=[.D124]+[.C125]" office:value-type="percentage" office:value="0.976190476190475">
            <text:p>97,62%</text:p>
          </table:table-cell>
        </table:table-row>
        <table:table-row table:style-name="ro1">
          <table:table-cell office:value-type="string">
            <text:p>os-migrations</text:p>
          </table:table-cell>
          <table:table-cell office:value-type="float" office:value="1">
            <text:p>1</text:p>
          </table:table-cell>
          <table:table-cell table:formula="of:=[.B126]/[.B3]" office:value-type="percentage" office:value="0.00170068027210884">
            <text:p>0,17%</text:p>
          </table:table-cell>
          <table:table-cell table:formula="of:=[.D125]+[.C126]" office:value-type="percentage" office:value="0.977891156462584">
            <text:p>97,79%</text:p>
          </table:table-cell>
        </table:table-row>
        <table:table-row table:style-name="ro1">
          <table:table-cell office:value-type="string">
            <text:p>os-limits-v2.1</text:p>
          </table:table-cell>
          <table:table-cell office:value-type="float" office:value="1">
            <text:p>1</text:p>
          </table:table-cell>
          <table:table-cell table:formula="of:=[.B127]/[.B3]" office:value-type="percentage" office:value="0.00170068027210884">
            <text:p>0,17%</text:p>
          </table:table-cell>
          <table:table-cell table:formula="of:=[.D126]+[.C127]" office:value-type="percentage" office:value="0.979591836734693">
            <text:p>97,96%</text:p>
          </table:table-cell>
        </table:table-row>
        <table:table-row table:style-name="ro1">
          <table:table-cell office:value-type="string">
            <text:p>os-limits</text:p>
          </table:table-cell>
          <table:table-cell office:value-type="float" office:value="1">
            <text:p>1</text:p>
          </table:table-cell>
          <table:table-cell table:formula="of:=[.B128]/[.B3]" office:value-type="percentage" office:value="0.00170068027210884">
            <text:p>0,17%</text:p>
          </table:table-cell>
          <table:table-cell table:formula="of:=[.D127]+[.C128]" office:value-type="percentage" office:value="0.981292517006801">
            <text:p>98,13%</text:p>
          </table:table-cell>
        </table:table-row>
        <table:table-row table:style-name="ro1">
          <table:table-cell office:value-type="string">
            <text:p>os-floating-ip-pools</text:p>
          </table:table-cell>
          <table:table-cell office:value-type="float" office:value="1">
            <text:p>1</text:p>
          </table:table-cell>
          <table:table-cell table:formula="of:=[.B129]/[.B3]" office:value-type="percentage" office:value="0.00170068027210884">
            <text:p>0,17%</text:p>
          </table:table-cell>
          <table:table-cell table:formula="of:=[.D128]+[.C129]" office:value-type="percentage" office:value="0.98299319727891">
            <text:p>98,30%</text:p>
          </table:table-cell>
        </table:table-row>
        <table:table-row table:style-name="ro1">
          <table:table-cell office:value-type="string">
            <text:p>os-flavor-swap</text:p>
          </table:table-cell>
          <table:table-cell office:value-type="float" office:value="1">
            <text:p>1</text:p>
          </table:table-cell>
          <table:table-cell table:formula="of:=[.B130]/[.B3]" office:value-type="percentage" office:value="0.00170068027210884">
            <text:p>0,17%</text:p>
          </table:table-cell>
          <table:table-cell table:formula="of:=[.D129]+[.C130]" office:value-type="percentage" office:value="0.984693877551019">
            <text:p>98,47%</text:p>
          </table:table-cell>
        </table:table-row>
        <table:table-row table:style-name="ro1">
          <table:table-cell office:value-type="string">
            <text:p>os-evacuate-v2.1</text:p>
          </table:table-cell>
          <table:table-cell office:value-type="float" office:value="1">
            <text:p>1</text:p>
          </table:table-cell>
          <table:table-cell table:formula="of:=[.B131]/[.B3]" office:value-type="percentage" office:value="0.00170068027210884">
            <text:p>0,17%</text:p>
          </table:table-cell>
          <table:table-cell table:formula="of:=[.D130]+[.C131]" office:value-type="percentage" office:value="0.986394557823128">
            <text:p>98,64%</text:p>
          </table:table-cell>
        </table:table-row>
        <table:table-row table:style-name="ro1">
          <table:table-cell office:value-type="string">
            <text:p>os-diagnostics</text:p>
          </table:table-cell>
          <table:table-cell office:value-type="float" office:value="1">
            <text:p>1</text:p>
          </table:table-cell>
          <table:table-cell table:formula="of:=[.B132]/[.B3]" office:value-type="percentage" office:value="0.00170068027210884">
            <text:p>0,17%</text:p>
          </table:table-cell>
          <table:table-cell table:formula="of:=[.D131]+[.C132]" office:value-type="percentage" office:value="0.988095238095236">
            <text:p>98,81%</text:p>
          </table:table-cell>
        </table:table-row>
        <table:table-row table:style-name="ro1">
          <table:table-cell office:value-type="string">
            <text:p>os-deferred-delete-v2.1</text:p>
          </table:table-cell>
          <table:table-cell office:value-type="float" office:value="1">
            <text:p>1</text:p>
          </table:table-cell>
          <table:table-cell table:formula="of:=[.B133]/[.B3]" office:value-type="percentage" office:value="0.00170068027210884">
            <text:p>0,17%</text:p>
          </table:table-cell>
          <table:table-cell table:formula="of:=[.D132]+[.C133]" office:value-type="percentage" office:value="0.989795918367345">
            <text:p>98,98%</text:p>
          </table:table-cell>
        </table:table-row>
        <table:table-row table:style-name="ro1">
          <table:table-cell office:value-type="string">
            <text:p>os-deferred-delete</text:p>
          </table:table-cell>
          <table:table-cell office:value-type="float" office:value="1">
            <text:p>1</text:p>
          </table:table-cell>
          <table:table-cell table:formula="of:=[.B134]/[.B3]" office:value-type="percentage" office:value="0.00170068027210884">
            <text:p>0,17%</text:p>
          </table:table-cell>
          <table:table-cell table:formula="of:=[.D133]+[.C134]" office:value-type="percentage" office:value="0.991496598639454">
            <text:p>99,15%</text:p>
          </table:table-cell>
        </table:table-row>
        <table:table-row table:style-name="ro1">
          <table:table-cell office:value-type="string">
            <text:p>os-coverage</text:p>
          </table:table-cell>
          <table:table-cell office:value-type="float" office:value="1">
            <text:p>1</text:p>
          </table:table-cell>
          <table:table-cell table:formula="of:=[.B135]/[.B3]" office:value-type="percentage" office:value="0.00170068027210884">
            <text:p>0,17%</text:p>
          </table:table-cell>
          <table:table-cell table:formula="of:=[.D134]+[.C135]" office:value-type="percentage" office:value="0.993197278911563">
            <text:p>99,32%</text:p>
          </table:table-cell>
        </table:table-row>
        <table:table-row table:style-name="ro1">
          <table:table-cell office:value-type="string">
            <text:p>os-consoles</text:p>
          </table:table-cell>
          <table:table-cell office:value-type="float" office:value="1">
            <text:p>1</text:p>
          </table:table-cell>
          <table:table-cell table:formula="of:=[.B136]/[.B3]" office:value-type="percentage" office:value="0.00170068027210884">
            <text:p>0,17%</text:p>
          </table:table-cell>
          <table:table-cell table:formula="of:=[.D135]+[.C136]" office:value-type="percentage" office:value="0.994897959183672">
            <text:p>99,49%</text:p>
          </table:table-cell>
        </table:table-row>
        <table:table-row table:style-name="ro1">
          <table:table-cell office:value-type="string">
            <text:p>os-console-output</text:p>
          </table:table-cell>
          <table:table-cell office:value-type="float" office:value="1">
            <text:p>1</text:p>
          </table:table-cell>
          <table:table-cell table:formula="of:=[.B137]/[.B3]" office:value-type="percentage" office:value="0.00170068027210884">
            <text:p>0,17%</text:p>
          </table:table-cell>
          <table:table-cell table:formula="of:=[.D136]+[.C137]" office:value-type="percentage" office:value="0.99659863945578">
            <text:p>99,66%</text:p>
          </table:table-cell>
        </table:table-row>
        <table:table-row table:style-name="ro1">
          <table:table-cell office:value-type="string">
            <text:p>os-admin-actions-v2.1</text:p>
          </table:table-cell>
          <table:table-cell office:value-type="float" office:value="1">
            <text:p>1</text:p>
          </table:table-cell>
          <table:table-cell table:formula="of:=[.B138]/[.B3]" office:value-type="percentage" office:value="0.00170068027210884">
            <text:p>0,17%</text:p>
          </table:table-cell>
          <table:table-cell table:formula="of:=[.D137]+[.C138]" office:value-type="percentage" office:value="0.998299319727889">
            <text:p>99,83%</text:p>
          </table:table-cell>
        </table:table-row>
        <table:table-row table:style-name="ro1">
          <table:table-cell office:value-type="string">
            <text:p>os-admin-actions</text:p>
          </table:table-cell>
          <table:table-cell office:value-type="float" office:value="1">
            <text:p>1</text:p>
          </table:table-cell>
          <table:table-cell table:formula="of:=[.B139]/[.B3]" office:value-type="percentage" office:value="0.00170068027210884">
            <text:p>0,17%</text:p>
          </table:table-cell>
          <table:table-cell table:formula="of:=[.D138]+[.C139]" office:value-type="percentage" office:value="0.999999999999998">
            <text:p>100,00%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Check</text:p>
          </table:table-cell>
          <table:table-cell table:formula="of:=[.B3]-SUM([.B25:.B139])" office:value-type="float" office:value="0">
            <text:p>0</text:p>
          </table:table-cell>
          <table:table-cell table:style-name="Default" table:formula="of:=SUM([.C25:.C139])" office:value-type="percentage" office:value="0.999999999999998">
            <text:p>100,00%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Terms</text:p>
          </table:table-cell>
          <table:table-cell table:formula="of:=['OpenStack Terms'.A2]" office:value-type="float" office:value="137">
            <text:p>137</text:p>
          </table:table-cell>
          <table:table-cell table:style-name="Default"/>
          <table:table-cell/>
        </table:table-row>
        <table:table-row table:style-name="ro1">
          <table:table-cell office:value-type="string">
            <text:p>Nouns</text:p>
          </table:table-cell>
          <table:table-cell table:formula="of:=['OpenStack Terms'.C2]" office:value-type="float" office:value="121">
            <text:p>121</text:p>
          </table:table-cell>
          <table:table-cell table:formula="of:=[.B146]/[.B145]" office:value-type="percentage" office:value="0.883211678832117">
            <text:p>88,32%</text:p>
          </table:table-cell>
          <table:table-cell/>
        </table:table-row>
        <table:table-row table:style-name="ro1">
          <table:table-cell office:value-type="string">
            <text:p>Verbs</text:p>
          </table:table-cell>
          <table:table-cell table:formula="of:=['OpenStack Terms'.D2]" office:value-type="float" office:value="16">
            <text:p>16</text:p>
          </table:table-cell>
          <table:table-cell table:formula="of:=[.B147]/[.B145]" office:value-type="percentage" office:value="0.116788321167883">
            <text:p>11,68%</text:p>
          </table:table-cell>
          <table:table-cell/>
        </table:table-row>
        <table:table-row table:style-name="ro5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Check</text:p>
          </table:table-cell>
          <table:table-cell table:formula="of:=[.B145]-[.B146]-[.B147]" office:value-type="float" office:value="0">
            <text:p>0</text:p>
          </table:table-cell>
          <table:table-cell table:style-name="Default" table:formula="of:=[.C146]+[.C147]" office:value-type="percentage" office:value="1">
            <text:p>100,00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Lower case</text:p>
          </table:table-cell>
          <table:table-cell table:formula="of:=[.B145]-[.B152]-[.B153]" office:value-type="float" office:value="130">
            <text:p>130</text:p>
          </table:table-cell>
          <table:table-cell table:formula="of:=[.B151]/[.B145]" office:value-type="percentage" office:value="0.948905109489051">
            <text:p>94,89%</text:p>
          </table:table-cell>
          <table:table-cell/>
        </table:table-row>
        <table:table-row table:style-name="ro1">
          <table:table-cell office:value-type="string">
            <text:p>Upper case</text:p>
          </table:table-cell>
          <table:table-cell office:value-type="float" office:value="6">
            <text:p>6</text:p>
          </table:table-cell>
          <table:table-cell table:formula="of:=[.B152]/[.B145]" office:value-type="percentage" office:value="0.0437956204379562">
            <text:p>4,38%</text:p>
          </table:table-cell>
          <table:table-cell/>
        </table:table-row>
        <table:table-row table:style-name="ro1">
          <table:table-cell office:value-type="string">
            <text:p>Camel case</text:p>
          </table:table-cell>
          <table:table-cell office:value-type="float" office:value="1">
            <text:p>1</text:p>
          </table:table-cell>
          <table:table-cell table:formula="of:=[.B153]/[.B145]" office:value-type="percentage" office:value="0.0072992700729927">
            <text:p>0,73%</text:p>
          </table:table-cell>
          <table:table-cell/>
        </table:table-row>
      </table:table>
      <table:table table:name="OpenStack Terms" table:style-name="ta1" table:print="false"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erm</text:p>
          </table:table-cell>
          <table:table-cell office:value-type="string">
            <text:p>Occurences</text:p>
          </table:table-cell>
          <table:table-cell office:value-type="string">
            <text:p>Noun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/>
          <table:table-cell table:formula="of:=SUM([.C3:.C139])" office:value-type="float" office:value="121">
            <text:p>121</text:p>
          </table:table-cell>
          <table:table-cell table:formula="of:=SUM([.D3:.D139])" office:value-type="float" office:value="16">
            <text:p>16</text:p>
          </table:table-cell>
        </table:table-row>
        <table:table-row table:style-name="ro1">
          <table:table-cell office:value-type="string">
            <text:p>servers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avors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mages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sers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tail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ck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napshot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KSAD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tadata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nants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les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quota-sets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mbers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twork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nstance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host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redential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olume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hypervisor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OAUTH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aggregate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sour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ort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xtension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KSCATALOG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os-spec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terin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arm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uter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ool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floating-ip-dn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agents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oken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ftware_deploymen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security-group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ndpoin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OS-KSS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p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ubne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rvic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volum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snapsho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servic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imi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althmonito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oatingip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ndpointTemplat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sumer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ccess_token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curity-group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curity-group-ru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chema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3credential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volume_attachm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simple-tenant-usa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server-group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security-group-default-ru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quota-class-se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keypai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interfac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instance-action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floating-ips-bul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floating-ip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extra_spec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certificat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ter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tering-label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tering-label-ru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avor-extra-spec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ven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ntri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KSEC2:ec2Credential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alidat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k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tistic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oftware_config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oo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source_typ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uota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cloudpip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cell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atabas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KSVALIDAT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la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artu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boo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s-volume-typ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server-passwor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migr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instance-usage-audit-lo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fixed-ip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p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alth_monitor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faul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c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ptim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gnal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ared-imag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ear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ove_router_interfac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evi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s-volume-manag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virtual-interfac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floating-ip-pool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flavor-swap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flavor-acces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s-coverag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ov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mbe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mag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istory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lavor-acces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nab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associate_a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associ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able-log-rea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ab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agnostic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tail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ele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igure-project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ell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paciti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uild_inf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uth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ssociation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ssoci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d_router_interfa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ccess_toke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band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22/06/2016</text:date>, <text:time>12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erle</meta:initial-creator>
    <meta:creation-date>2016-06-21T23:42:04</meta:creation-date>
    <meta:generator>OpenOffice/4.1.2$Unix OpenOffice.org_project/412m3$Build-9782</meta:generator>
    <dc:date>2016-06-22T12:34:19</dc:date>
    <dc:creator>Philippe Merle</dc:creator>
    <meta:editing-duration>PT12H52M16S</meta:editing-duration>
    <meta:editing-cycles>12</meta:editing-cycles>
    <meta:document-statistic meta:table-count="7" meta:cell-count="212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04cm" svg:height="8.43cm" xlink:href=".." xlink:type="simple" chart:class="chart:circle" chart:style-name="ch1">
        <chart:title svg:x="2.073cm" svg:y="0.27cm" chart:style-name="ch2">
          <text:p>OCCI HTTP Request Repartition</text:p>
        </chart:title>
        <chart:legend svg:x="9.041cm" svg:y="3.66cm" style:legend-expansion="custom" chartooo:width="2.333cm" chartooo:height="2.379cm" style:legend-expansion-aspect-ratio="0.980664144598571" chart:style-name="ch3"/>
        <chart:plot-area chart:style-name="ch4" table:cell-range-address="OCCI.A4:OCCI.B8" chart:data-source-has-labels="column" svg:x="2.427cm" svg:y="1.781cm" svg:width="6.069cm" svg:height="6.07cm">
          <chartooo:coordinate-region svg:x="2.427cm" svg:y="1.372cm" svg:width="6.069cm" svg:height="6.889cm"/>
          <chart:axis chart:dimension="x" chart:name="primary-x" chart:style-name="ch5" chartooo:axis-type="auto">
            <chartooo:date-scale/>
            <chart:categories table:cell-range-address="OCCI.A4:OCCI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CCI.B4:OCCI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GET</text:p>
                <draw:g>
                  <svg:desc>OCCI.A4:OCCI.A8</svg:desc>
                </draw:g>
              </table:table-cell>
              <table:table-cell office:value-type="float" office:value="45">
                <text:p>45</text:p>
                <draw:g>
                  <svg:desc>OCCI.B4:OCCI.B8</svg:desc>
                </draw:g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OST action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295cm" svg:height="9.615cm" xlink:href=".." xlink:type="simple" chart:class="chart:circle" chart:style-name="ch1">
        <chart:title svg:x="2.876cm" svg:y="0.327cm" chart:style-name="ch2">
          <text:p>HTTP Request Repartition</text:p>
        </chart:title>
        <chart:legend chart:legend-position="end" svg:x="8.532cm" svg:y="3.024cm" style:legend-expansion="high" chart:style-name="ch3"/>
        <chart:plot-area chart:style-name="ch4" table:cell-range-address="GLOBAL.A4:GLOBAL.B10" chart:data-source-has-labels="column" svg:x="0.225cm" svg:y="1.5cm" svg:width="8.082cm" svg:height="7.923cm">
          <chartooo:coordinate-region svg:x="0.305cm" svg:y="1.501cm" svg:width="7.922cm" svg:height="7.922cm"/>
          <chart:axis chart:dimension="x" chart:name="primary-x" chart:style-name="ch5" chartooo:axis-type="auto">
            <chartooo:date-scale/>
            <chart:categories table:cell-range-address="GLOBAL.A4:GLOBAL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LOBAL.B4:GLOBAL.B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GET</text:p>
                <draw:g>
                  <svg:desc>GLOBAL.A4:GLOBAL.A10</svg:desc>
                </draw:g>
              </table:table-cell>
              <table:table-cell office:value-type="float" office:value="583">
                <text:p>583</text:p>
                <draw:g>
                  <svg:desc>GLOBAL.B4:GLOBAL.B10</svg:desc>
                </draw:g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PATC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POST action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58cm" svg:height="8.998cm" xlink:href=".." xlink:type="simple" chart:class="chart:circle" chart:style-name="ch1">
        <chart:title svg:x="4.719cm" svg:y="0.394cm" chart:style-name="ch2">
          <text:p>OCCI Service Repartition</text:p>
        </chart:title>
        <chart:legend chart:legend-position="end" svg:x="9.788cm" svg:y="3.014cm" style:legend-expansion="high" chart:style-name="ch3"/>
        <chart:plot-area chart:style-name="ch4" table:cell-range-address="OCCI.A23:OCCI.B27" chart:data-source-has-labels="column" svg:x="0.293cm" svg:y="1.461cm" svg:width="9.202cm" svg:height="7.358cm">
          <chartooo:coordinate-region svg:x="1.215cm" svg:y="1.462cm" svg:width="7.357cm" svg:height="7.357cm"/>
          <chart:axis chart:dimension="x" chart:name="primary-x" chart:style-name="ch5" chartooo:axis-type="auto">
            <chartooo:date-scale/>
            <chart:categories table:cell-range-address="OCCI.A23:OCCI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CCI.B23:OCCI.B2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Infrastructure</text:p>
                <draw:g>
                  <svg:desc>OCCI.A23:OCCI.A27</svg:desc>
                </draw:g>
              </table:table-cell>
              <table:table-cell office:value-type="float" office:value="77">
                <text:p>77</text:p>
                <draw:g>
                  <svg:desc>OCCI.B23:OCCI.B27</svg:desc>
                </draw:g>
              </table:table-cell>
            </table:table-row>
            <table:table-row>
              <table:table-cell office:value-type="string">
                <text:p>Platform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rvice Level Agreement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nitoring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ompute Resource Templates Profile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321cm" svg:height="13.437cm" xlink:href=".." xlink:type="simple" chart:class="chart:circle" chart:style-name="ch1">
        <chart:plot-area chart:style-name="ch2" table:cell-range-address="OpenStack.A25:OpenStack.B139" chart:data-source-has-labels="column" svg:x="0.526cm" svg:y="0.939cm" svg:width="25.269cm" svg:height="12.23cm">
          <chartooo:coordinate-region svg:x="7.046cm" svg:y="0.94cm" svg:width="12.229cm" svg:height="12.229cm"/>
          <chart:axis chart:dimension="x" chart:name="primary-x" chart:style-name="ch3" chartooo:axis-type="auto">
            <chartooo:date-scale/>
            <chart:categories table:cell-range-address="OpenStack.A25:OpenStack.A1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enStack.B25:OpenStack.B13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orchestration-api</text:p>
                <draw:g>
                  <svg:desc>OpenStack.A25:OpenStack.A139</svg:desc>
                </draw:g>
              </table:table-cell>
              <table:table-cell office:value-type="float" office:value="39">
                <text:p>39</text:p>
                <draw:g>
                  <svg:desc>OpenStack.B25:OpenStack.B139</svg:desc>
                </draw:g>
              </table:table-cell>
            </table:table-row>
            <table:table-row>
              <table:table-cell office:value-type="string">
                <text:p>os-compute-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OS-KSADM-admi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volume-api-v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os-lbaasv1.0-ext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volume-api-v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baa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identity-admi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s-image-v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s-telemetry-api-2.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os-volum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s-layer3-ex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S-OAUTH1-v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s-image-1.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os-network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S-KSCATALOG-admi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ecurity-group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s-quota-set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s-qos-v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etering-label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s-floating-ip-dn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s-disk-confi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s-quota-sets-v2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-hypervisors-v2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-hosts-v2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-host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-flavor-acc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-aggregate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dentit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-KSS3-admi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-KSEC2-admi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-subnet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-servic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-security-group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-port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-networks-provider-ex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-hyperviso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-floating-ip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lavor-access-v2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s-volume_attachment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server-group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security-group-default-rul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ports-binding-ex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keypair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interfa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image-schemas-v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floating-ips-bulk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flavorspecs-v2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flavor-extra-spec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aggregates-v2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agent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s-server-OS-EXT-IPS-MA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quot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networks-multi-provider-ex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flavors-v2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flavorextradat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flavor-rxtx-v2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flavor-rxt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createserverex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cloudpip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cells-v2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agents-v2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KSVALIDATE-admi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s-versions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simple-tenant-usage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simple-tenant-usag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server-usage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server-passwo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quota-class-sets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quota-class-se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multinic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instance-usage-audit-log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instance-actions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instance-action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flv-disabl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flavormanag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flavor-manage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fixed-ip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extended-status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extended-statu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extended-server-attributes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extended-server-attribu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extended-availability-zone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ext-ip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ext-img-siz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ext-az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config-drive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certificates-v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certifica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block-device-mapping-v2-boo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-volume-man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virtual-interfac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used-limits-for-admi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used-limi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server-start-sto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server-shelv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scheduler-hin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resc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remote-consoles-v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multi-server-cre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migrations-v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migratio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limits-v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limi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floating-ip-pool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flavor-swa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evacuate-v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diagnosti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deferred-delete-v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deferred-dele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cover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conso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console-outp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admin-actions-v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-admin-action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89cm" svg:height="8.998cm" xlink:href=".." xlink:type="simple" chart:class="chart:circle" chart:style-name="ch1">
        <chart:title svg:x="3.589cm" svg:y="0.314cm" chart:style-name="ch2">
          <text:p>Google Cloud Platform Service Repartition</text:p>
        </chart:title>
        <chart:legend chart:legend-position="end" svg:x="8.723cm" svg:y="1.726cm" style:legend-expansion="high" chart:style-name="ch3"/>
        <chart:plot-area chart:style-name="ch4" table:cell-range-address="'Google Cloud Platform'.A25:'Google Cloud Platform'.B46" chart:data-source-has-labels="column" svg:x="0.319cm" svg:y="1.461cm" svg:width="8.085cm" svg:height="7.358cm">
          <chartooo:coordinate-region svg:x="0.683cm" svg:y="1.462cm" svg:width="7.357cm" svg:height="7.357cm"/>
          <chart:axis chart:dimension="x" chart:name="primary-x" chart:style-name="ch5" chartooo:axis-type="auto">
            <chartooo:date-scale/>
            <chart:categories table:cell-range-address="'Google Cloud Platform'.A25:'Google Cloud Platform'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oogle Cloud Platform'.B25:'Google Cloud Platform'.B4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compute</text:p>
                <draw:g>
                  <svg:desc>'Google Cloud Platform'.A25:'Google Cloud Platform'.A46</svg:desc>
                </draw:g>
              </table:table-cell>
              <table:table-cell office:value-type="float" office:value="198">
                <text:p>198</text:p>
                <draw:g>
                  <svg:desc>'Google Cloud Platform'.B25:'Google Cloud Platform'.B46</svg:desc>
                </draw:g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esource-manager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bigquer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ubsub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onitoring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iam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eployment-manage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taproc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ogging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ntainer-engin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ransf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nstance-group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n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edictio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bugg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atastor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ntainer-build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rror-reportin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rac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028cm" svg:y="0.315cm" chart:style-name="ch2">
          <text:p>OpenStack HTTP Request Repartition</text:p>
        </chart:title>
        <chart:legend chart:legend-position="end" svg:x="13.237cm" svg:y="2.717cm" style:legend-expansion="high" chart:style-name="ch3"/>
        <chart:plot-area chart:style-name="ch4" table:cell-range-address="OpenStack.A4:OpenStack.B10" chart:data-source-has-labels="column" svg:x="0.32cm" svg:y="1.464cm" svg:width="12.597cm" svg:height="7.356cm">
          <chartooo:coordinate-region svg:x="2.941cm" svg:y="1.465cm" svg:width="7.355cm" svg:height="7.355cm"/>
          <chart:axis chart:dimension="x" chart:name="primary-x" chart:style-name="ch5" chartooo:axis-type="auto">
            <chartooo:date-scale/>
            <chart:categories table:cell-range-address="OpenStack.A4:OpenStack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penStack.B4:OpenStack.B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GET</text:p>
                <draw:g>
                  <svg:desc>OpenStack.A4:OpenStack.A10</svg:desc>
                </draw:g>
              </table:table-cell>
              <table:table-cell office:value-type="float" office:value="330">
                <text:p>330</text:p>
                <draw:g>
                  <svg:desc>OpenStack.B4:OpenStack.B10</svg:desc>
                </draw:g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PAT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POST actio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8.397cm" xlink:href=".." xlink:type="simple" chart:class="chart:circle" chart:style-name="ch1">
        <chart:title svg:x="2.837cm" svg:y="0.302cm" chart:style-name="ch2">
          <text:p>Google Cloud Platform HTTP Request Repartition</text:p>
        </chart:title>
        <chart:legend chart:legend-position="end" svg:x="13.237cm" svg:y="2.415cm" style:legend-expansion="high" chart:style-name="ch3"/>
        <chart:plot-area chart:style-name="ch4" table:cell-range-address="'Google Cloud Platform'.A4:'Google Cloud Platform'.B10" chart:data-source-has-labels="column" svg:x="0.32cm" svg:y="1.425cm" svg:width="12.597cm" svg:height="6.805cm">
          <chartooo:coordinate-region svg:x="3.216cm" svg:y="1.426cm" svg:width="6.804cm" svg:height="6.804cm"/>
          <chart:axis chart:dimension="x" chart:name="primary-x" chart:style-name="ch5" chartooo:axis-type="auto">
            <chartooo:date-scale/>
            <chart:categories table:cell-range-address="'Google Cloud Platform'.A4:'Google Cloud Platform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oogle Cloud Platform'.B4:'Google Cloud Platform'.B1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GET</text:p>
                <draw:g>
                  <svg:desc>'Google Cloud Platform'.A4:'Google Cloud Platform'.A10</svg:desc>
                </draw:g>
              </table:table-cell>
              <table:table-cell office:value-type="float" office:value="208">
                <text:p>208</text:p>
                <draw:g>
                  <svg:desc>'Google Cloud Platform'.B4:'Google Cloud Platform'.B10</svg:desc>
                </draw:g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PATCH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POST actio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